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ucida Grande" svg:font-family="'Lucida Grande', Tahoma, Verdana, sans-serif"/>
    <style:font-face style:name="charter" svg:font-family="charter, Georgia, Cambria, 'Times New Roman', Times, serif"/>
    <style:font-face style:name="sohne" svg:font-family="sohne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08846b" officeooo:paragraph-rsid="0008846b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paragraph-rsid="0008846b"/>
    </style:style>
    <style:style style:name="P3" style:family="paragraph" style:parent-style-name="Standard">
      <style:text-properties officeooo:paragraph-rsid="000a3498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rsid="000b70de" officeooo:paragraph-rsid="000b70de" style:font-size-asian="14pt" style:font-size-complex="14pt"/>
    </style:style>
    <style:style style:name="P6" style:family="paragraph" style:parent-style-name="Standard">
      <style:text-properties fo:font-size="14pt" officeooo:paragraph-rsid="000a3498"/>
    </style:style>
    <style:style style:name="P7" style:family="paragraph" style:parent-style-name="Standard">
      <style:text-properties fo:font-size="14pt" fo:font-weight="normal" officeooo:rsid="000b70de" officeooo:paragraph-rsid="000b70de" style:font-size-asian="14pt" style:font-weight-asian="normal" style:font-size-complex="14pt" style:font-weight-complex="normal"/>
    </style:style>
    <style:style style:name="P8" style:family="paragraph" style:parent-style-name="Standard">
      <style:text-properties officeooo:rsid="000acf98" officeooo:paragraph-rsid="000acf98"/>
    </style:style>
    <style:style style:name="P9" style:family="paragraph" style:parent-style-name="Standard">
      <style:text-properties officeooo:rsid="000b70de" officeooo:paragraph-rsid="000b70de"/>
    </style:style>
    <style:style style:name="P10" style:family="paragraph" style:parent-style-name="Standard">
      <style:text-properties fo:font-size="18pt" officeooo:rsid="000b70de" officeooo:paragraph-rsid="000d0b20" style:font-size-asian="18pt" style:font-size-complex="18pt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rial" fo:font-size="13pt" fo:letter-spacing="normal" fo:font-style="normal" style:text-underline-style="none" fo:font-weight="normal" officeooo:rsid="000a3498" officeooo:paragraph-rsid="000a3498" style:text-blinking="false" fo:background-color="transparent" style:font-size-asian="13pt" style:font-size-complex="13pt"/>
    </style:style>
    <style:style style:name="P1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8846b" officeooo:paragraph-rsid="0008846b" style:text-blinking="false" fo:background-color="transparent" style:font-size-asian="12pt" style:font-size-complex="12pt"/>
    </style:style>
    <style:style style:name="P13" style:family="paragraph" style:parent-style-name="Heading_20_1">
      <style:text-properties officeooo:rsid="000b70de" officeooo:paragraph-rsid="000b70de"/>
    </style:style>
    <style:style style:name="P14" style:family="paragraph" style:parent-style-name="Heading_20_1">
      <style:text-properties fo:font-variant="normal" fo:text-transform="none" fo:color="#292929" style:font-name="sohne" fo:font-size="22.5pt" fo:letter-spacing="normal" fo:font-style="normal" style:text-underline-style="solid" style:text-underline-width="auto" style:text-underline-color="font-color" fo:font-weight="bold" officeooo:rsid="000b70de" officeooo:paragraph-rsid="000b70de" style:font-weight-asian="bold" style:font-weight-complex="bold"/>
    </style:style>
    <style:style style:name="P15" style:family="paragraph" style:parent-style-name="Preformatted_20_Text">
      <style:text-properties officeooo:rsid="000b70de" officeooo:paragraph-rsid="000b70de"/>
    </style:style>
    <style:style style:name="P16" style:family="paragraph" style:parent-style-name="Preformatted_20_Text">
      <style:text-properties fo:font-size="14pt" style:font-size-asian="14pt" style:font-size-complex="14pt"/>
    </style:style>
    <style:style style:name="P17" style:family="paragraph" style:parent-style-name="Preformatted_20_Text">
      <style:text-properties fo:font-size="14pt" officeooo:rsid="000b70de" officeooo:paragraph-rsid="000b70de" style:font-size-asian="14pt" style:font-size-complex="14pt"/>
    </style:style>
    <style:style style:name="P18" style:family="paragraph" style:parent-style-name="Preformatted_20_Text">
      <style:text-properties fo:font-size="14pt" officeooo:rsid="0017ea3f" officeooo:paragraph-rsid="0017ea3f" style:font-size-asian="14pt" style:font-size-complex="14pt"/>
    </style:style>
    <style:style style:name="P19" style:family="paragraph" style:parent-style-name="Preformatted_20_Text">
      <style:text-properties fo:font-size="14pt" officeooo:rsid="0017ea3f" officeooo:paragraph-rsid="001aea1e" style:font-size-asian="14pt" style:font-size-complex="14pt"/>
    </style:style>
    <style:style style:name="P20" style:family="paragraph" style:parent-style-name="Preformatted_20_Text">
      <style:text-properties fo:font-size="14pt" officeooo:rsid="0017ea3f" officeooo:paragraph-rsid="001b0067" style:font-size-asian="14pt" style:font-size-complex="14pt"/>
    </style:style>
    <style:style style:name="P21" style:family="paragraph" style:parent-style-name="Preformatted_20_Text">
      <style:text-properties fo:font-size="14pt" officeooo:rsid="0017ea3f" officeooo:paragraph-rsid="001b92da" style:font-size-asian="14pt" style:font-size-complex="14pt"/>
    </style:style>
    <style:style style:name="P22" style:family="paragraph" style:parent-style-name="Preformatted_20_Text">
      <style:text-properties fo:font-size="14pt" officeooo:rsid="001aea1e" officeooo:paragraph-rsid="001b0067" style:font-size-asian="14pt" style:font-size-complex="14pt"/>
    </style:style>
    <style:style style:name="P23" style:family="paragraph" style:parent-style-name="Preformatted_20_Text">
      <style:text-properties fo:font-size="14pt" officeooo:paragraph-rsid="002cc3c4" style:font-size-asian="14pt" style:font-size-complex="14pt"/>
    </style:style>
    <style:style style:name="P24" style:family="paragraph" style:parent-style-name="Preformatted_20_Text">
      <style:text-properties fo:font-size="14pt" fo:font-weight="bold" officeooo:paragraph-rsid="001aea1e" style:font-size-asian="14pt" style:font-weight-asian="bold" style:font-size-complex="14pt" style:font-weight-complex="bold"/>
    </style:style>
    <style:style style:name="P25" style:family="paragraph" style:parent-style-name="Preformatted_20_Text">
      <style:text-properties fo:font-size="14pt" officeooo:paragraph-rsid="002cc3c4"/>
    </style:style>
    <style:style style:name="P26" style:family="paragraph" style:parent-style-name="Preformatted_20_Text">
      <style:text-properties officeooo:rsid="0017ea3f" officeooo:paragraph-rsid="0017ea3f"/>
    </style:style>
    <style:style style:name="P27" style:family="paragraph" style:parent-style-name="Preformatted_20_Text">
      <style:text-properties officeooo:rsid="0017ea3f" officeooo:paragraph-rsid="001aea1e"/>
    </style:style>
    <style:style style:name="P28" style:family="paragraph" style:parent-style-name="Preformatted_20_Text">
      <style:text-properties officeooo:rsid="0017ea3f" officeooo:paragraph-rsid="001b0067"/>
    </style:style>
    <style:style style:name="P29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30" style:family="paragraph" style:parent-style-name="Preformatted_20_Text">
      <style:text-properties fo:font-variant="normal" fo:text-transform="none" fo:color="#292929" style:font-name="charter" fo:font-size="14pt" fo:letter-spacing="normal" fo:font-style="normal" fo:font-weight="normal" officeooo:rsid="002cc3c4" officeooo:paragraph-rsid="002cc3c4" style:font-size-asian="14pt" style:font-size-complex="14pt"/>
    </style:style>
    <style:style style:name="P31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292929" style:font-name="charter" fo:font-size="15.75pt" fo:font-style="normal" fo:font-weight="normal"/>
    </style:style>
    <style:style style:name="P32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292929" style:font-name="charter" fo:font-size="15.75pt" fo:font-style="normal" fo:font-weight="normal" officeooo:rsid="00312a0e" officeooo:paragraph-rsid="00312a0e"/>
    </style:style>
    <style:style style:name="P33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292929" style:font-name="charter" fo:font-size="15.75pt" fo:font-style="normal" fo:font-weight="bold" style:font-weight-asian="bold" style:font-weight-complex="bold"/>
    </style:style>
    <style:style style:name="P34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292929" style:font-name="charter" fo:font-size="13pt" fo:font-style="normal" fo:font-weight="bold" style:font-size-asian="13pt" style:font-weight-asian="bold" style:font-size-complex="13pt" style:font-weight-complex="bold"/>
    </style:style>
    <style:style style:name="P35" style:family="paragraph" style:parent-style-name="Heading_20_1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sohne" fo:font-size="22.5pt" fo:letter-spacing="normal" fo:font-style="normal" fo:font-weight="normal" officeooo:rsid="0017ea3f" officeooo:paragraph-rsid="0017ea3f" style:font-size-asian="12.25pt" style:font-weight-asian="normal" style:font-size-complex="14pt" style:font-weight-complex="normal"/>
    </style:style>
    <style:style style:name="P36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3pt" fo:letter-spacing="normal" fo:font-style="normal" fo:font-weight="normal" style:font-size-asian="13pt" style:font-weight-asian="normal" style:font-size-complex="13pt" style:font-weight-complex="normal"/>
    </style:style>
    <style:style style:name="P37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5.75pt" fo:letter-spacing="normal" fo:font-style="normal" fo:font-weight="normal" officeooo:rsid="0017ea3f" officeooo:paragraph-rsid="0017ea3f" style:font-size-asian="12.25pt" style:font-weight-asian="normal" style:font-size-complex="14pt" style:font-weight-complex="normal"/>
    </style:style>
    <style:style style:name="P38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5.75pt" fo:letter-spacing="normal" fo:font-style="normal" fo:font-weight="bold" officeooo:paragraph-rsid="002cc3c4" style:font-weight-asian="bold" style:font-weight-complex="bold"/>
    </style:style>
    <style:style style:name="P39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5.75pt" fo:font-style="normal" fo:font-weight="normal" officeooo:rsid="002d4109" officeooo:paragraph-rsid="002d4109"/>
    </style:style>
    <style:style style:name="P40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normal" style:font-size-asian="12.25pt" style:font-size-complex="14pt"/>
    </style:style>
    <style:style style:name="P41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normal" officeooo:paragraph-rsid="0010986a" style:font-size-asian="12.25pt" style:font-size-complex="14pt"/>
    </style:style>
    <style:style style:name="P42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normal" officeooo:paragraph-rsid="000f362b" style:font-size-asian="12.25pt" style:font-weight-asian="normal" style:font-size-complex="14pt" style:font-weight-complex="normal"/>
    </style:style>
    <style:style style:name="P43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normal" officeooo:paragraph-rsid="0010986a" style:font-size-asian="12.25pt" style:font-weight-asian="normal" style:font-size-complex="14pt" style:font-weight-complex="normal"/>
    </style:style>
    <style:style style:name="P44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normal" officeooo:rsid="0017ea3f" officeooo:paragraph-rsid="0017ea3f" style:font-size-asian="12.25pt" style:font-weight-asian="normal" style:font-size-complex="14pt" style:font-weight-complex="normal"/>
    </style:style>
    <style:style style:name="P45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normal" officeooo:rsid="0017ea3f" officeooo:paragraph-rsid="002d4109" style:font-size-asian="12.25pt" style:font-weight-asian="normal" style:font-size-complex="14pt" style:font-weight-complex="normal"/>
    </style:style>
    <style:style style:name="P46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normal" officeooo:rsid="0017ea3f" officeooo:paragraph-rsid="00312a0e" style:font-size-asian="12.25pt" style:font-weight-asian="normal" style:font-size-complex="14pt" style:font-weight-complex="normal"/>
    </style:style>
    <style:style style:name="P47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normal"/>
    </style:style>
    <style:style style:name="P48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normal" officeooo:paragraph-rsid="000f362b"/>
    </style:style>
    <style:style style:name="P49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normal" officeooo:paragraph-rsid="0010986a"/>
    </style:style>
    <style:style style:name="P50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normal" officeooo:paragraph-rsid="000f362b" style:font-size-asian="14pt" style:font-size-complex="14pt"/>
    </style:style>
    <style:style style:name="P51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normal" officeooo:paragraph-rsid="0010986a" style:font-size-asian="14pt" style:font-size-complex="14pt"/>
    </style:style>
    <style:style style:name="P52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normal" officeooo:rsid="0017ea3f" officeooo:paragraph-rsid="0017ea3f" style:font-size-asian="14pt" style:font-weight-asian="normal" style:font-size-complex="14pt" style:font-weight-complex="normal"/>
    </style:style>
    <style:style style:name="P53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bold" officeooo:paragraph-rsid="0010986a" style:font-size-asian="12.25pt" style:font-weight-asian="bold" style:font-size-complex="14pt" style:font-weight-complex="bold"/>
    </style:style>
    <style:style style:name="P54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bold" officeooo:rsid="0017ea3f" officeooo:paragraph-rsid="0017ea3f" style:font-size-asian="12.25pt" style:font-weight-asian="bold" style:font-size-complex="14pt" style:font-weight-complex="bold"/>
    </style:style>
    <style:style style:name="P55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bold" officeooo:rsid="0017ea3f" officeooo:paragraph-rsid="002cc3c4" style:font-size-asian="12.25pt" style:font-weight-asian="bold" style:font-size-complex="14pt" style:font-weight-complex="bold"/>
    </style:style>
    <style:style style:name="P56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bold" officeooo:rsid="0017ea3f" officeooo:paragraph-rsid="002d4109" style:font-size-asian="12.25pt" style:font-weight-asian="bold" style:font-size-complex="14pt" style:font-weight-complex="bold"/>
    </style:style>
    <style:style style:name="P57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bold" officeooo:rsid="0017ea3f" officeooo:paragraph-rsid="00312a0e" style:font-size-asian="12.25pt" style:font-weight-asian="bold" style:font-size-complex="14pt" style:font-weight-complex="bold"/>
    </style:style>
    <style:style style:name="P58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bold" officeooo:rsid="002d4109" officeooo:paragraph-rsid="002d4109" style:font-size-asian="12.25pt" style:font-weight-asian="bold" style:font-size-complex="14pt" style:font-weight-complex="bold"/>
    </style:style>
    <style:style style:name="P59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bold" officeooo:rsid="00282aea" officeooo:paragraph-rsid="002d4109" style:font-size-asian="12.25pt" style:font-weight-asian="bold" style:font-size-complex="14pt" style:font-weight-complex="bold"/>
    </style:style>
    <style:style style:name="P60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bold" officeooo:rsid="0017ea3f" officeooo:paragraph-rsid="0017ea3f" style:font-size-asian="14pt" style:font-weight-asian="bold" style:font-size-complex="14pt" style:font-weight-complex="bold"/>
    </style:style>
    <style:style style:name="P61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bold" officeooo:paragraph-rsid="0017ea3f"/>
    </style:style>
    <style:style style:name="P62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bold" officeooo:paragraph-rsid="002cc3c4" style:font-weight-asian="bold" style:font-weight-complex="bold"/>
    </style:style>
    <style:style style:name="P63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bold" officeooo:paragraph-rsid="0017ea3f" style:font-weight-asian="bold" style:font-weight-complex="bold"/>
    </style:style>
    <style:style style:name="P64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font-style="normal" fo:font-weight="normal" officeooo:paragraph-rsid="002cc3c4"/>
    </style:style>
    <style:style style:name="P65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font-style="normal" fo:font-weight="normal" officeooo:paragraph-rsid="0017ea3f"/>
    </style:style>
    <style:style style:name="P66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font-style="normal" fo:font-weight="bold" officeooo:paragraph-rsid="0017ea3f"/>
    </style:style>
    <style:style style:name="P67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font-style="normal" fo:font-weight="bold" officeooo:paragraph-rsid="002d4109"/>
    </style:style>
    <style:style style:name="P68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fo:letter-spacing="normal" officeooo:paragraph-rsid="0017ea3f"/>
    </style:style>
    <style:style style:name="P69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officeooo:paragraph-rsid="0017ea3f"/>
    </style:style>
    <style:style style:name="P70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5.75pt" fo:letter-spacing="normal" fo:font-style="normal" fo:font-weight="normal"/>
    </style:style>
    <style:style style:name="P71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5.75pt" fo:letter-spacing="normal" fo:font-style="normal" fo:font-weight="normal" officeooo:paragraph-rsid="000d0b20"/>
    </style:style>
    <style:style style:name="P72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5.75pt" fo:letter-spacing="normal" fo:font-style="normal" fo:font-weight="bold" style:font-weight-asian="bold" style:font-weight-complex="bold"/>
    </style:style>
    <style:style style:name="P73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5.75pt" fo:font-style="normal" fo:font-weight="normal" officeooo:paragraph-rsid="000b70de"/>
    </style:style>
    <style:style style:name="P74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2pt" fo:letter-spacing="normal" fo:font-style="normal" fo:font-weight="bold" officeooo:rsid="000b70de" officeooo:paragraph-rsid="000b70de" style:font-size-asian="12pt" style:font-weight-asian="bold" style:font-size-complex="12pt" style:font-weight-complex="bold"/>
    </style:style>
    <style:style style:name="P75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8pt" fo:letter-spacing="normal" fo:font-style="normal" fo:font-weight="normal" officeooo:rsid="000b70de" officeooo:paragraph-rsid="000d0b20" style:font-size-asian="18pt" style:font-size-complex="18pt"/>
    </style:style>
    <style:style style:name="P76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normal" officeooo:rsid="000b70de" officeooo:paragraph-rsid="000b70de" style:font-size-asian="14pt" style:font-size-complex="14pt"/>
    </style:style>
    <style:style style:name="P77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normal" officeooo:paragraph-rsid="000f362b" style:font-size-asian="14pt" style:font-size-complex="14pt"/>
    </style:style>
    <style:style style:name="P78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normal" officeooo:paragraph-rsid="0010986a" style:font-size-asian="14pt" style:font-size-complex="14pt"/>
    </style:style>
    <style:style style:name="P79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normal" officeooo:rsid="000b70de" officeooo:paragraph-rsid="000b70de" style:font-size-asian="14pt" style:font-weight-asian="normal" style:font-size-complex="14pt" style:font-weight-complex="normal"/>
    </style:style>
    <style:style style:name="P80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normal" style:font-size-asian="12.25pt" style:font-size-complex="14pt"/>
    </style:style>
    <style:style style:name="P81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normal" officeooo:paragraph-rsid="000f362b" style:font-size-asian="12.25pt" style:font-size-complex="14pt"/>
    </style:style>
    <style:style style:name="P82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normal" officeooo:paragraph-rsid="0010986a" style:font-size-asian="12.25pt" style:font-size-complex="14pt"/>
    </style:style>
    <style:style style:name="P83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normal" officeooo:paragraph-rsid="001244fd" style:font-size-asian="12.25pt" style:font-size-complex="14pt"/>
    </style:style>
    <style:style style:name="P84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normal" officeooo:rsid="0013492c" officeooo:paragraph-rsid="0013492c" style:font-size-asian="12.25pt" style:font-size-complex="14pt"/>
    </style:style>
    <style:style style:name="P85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3pt" fo:letter-spacing="normal" fo:font-style="normal" fo:font-weight="normal" style:font-size-asian="13pt" style:font-size-complex="13pt"/>
    </style:style>
    <style:style style:name="P86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3pt" fo:letter-spacing="normal" fo:font-style="normal" fo:font-weight="normal" officeooo:paragraph-rsid="000f362b" style:font-size-asian="13pt" style:font-size-complex="13pt"/>
    </style:style>
    <style:style style:name="P87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3pt" fo:letter-spacing="normal" fo:font-style="normal" fo:font-weight="normal" style:font-size-asian="13pt" style:font-weight-asian="normal" style:font-size-complex="13pt" style:font-weight-complex="normal"/>
    </style:style>
    <style:style style:name="P88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3pt" fo:letter-spacing="normal" fo:font-style="normal" fo:font-weight="normal" officeooo:paragraph-rsid="000f362b" style:font-size-asian="13pt" style:font-weight-asian="normal" style:font-size-complex="13pt" style:font-weight-complex="normal"/>
    </style:style>
    <style:style style:name="P89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font-style="normal" fo:font-weight="normal" officeooo:paragraph-rsid="000b70de"/>
    </style:style>
    <style:style style:name="P90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officeooo:rsid="000b70de" officeooo:paragraph-rsid="000b70de"/>
    </style:style>
    <style:style style:name="P91" style:family="paragraph" style:parent-style-name="Text_20_body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officeooo:paragraph-rsid="000b70de"/>
    </style:style>
    <style:style style:name="P92" style:family="paragraph" style:parent-style-name="Standard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normal" officeooo:paragraph-rsid="001244fd" style:font-size-asian="12.25pt" style:font-size-complex="14pt"/>
    </style:style>
    <style:style style:name="P93" style:family="paragraph" style:parent-style-name="Text_20_body">
      <style:text-properties officeooo:paragraph-rsid="00294408"/>
    </style:style>
    <style:style style:name="P94" style:family="paragraph" style:parent-style-name="Text_20_body">
      <style:text-properties fo:font-size="14pt" officeooo:paragraph-rsid="00294408" style:font-size-asian="14pt" style:font-size-complex="14pt"/>
    </style:style>
    <style:style style:name="P95" style:family="paragraph" style:parent-style-name="Text_20_body">
      <style:text-properties officeooo:paragraph-rsid="002cc3c4"/>
    </style:style>
    <style:style style:name="P96" style:family="paragraph" style:parent-style-name="Text_20_body">
      <style:text-properties fo:font-variant="normal" fo:text-transform="none" fo:color="#292929" style:font-name="charter" fo:font-size="14pt" fo:letter-spacing="normal" fo:font-style="normal" fo:font-weight="bold" officeooo:rsid="0017ea3f" style:font-size-asian="12.25pt" style:font-weight-asian="bold" style:font-size-complex="14pt" style:font-weight-complex="bold"/>
    </style:style>
    <style:style style:name="P97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98" style:family="paragraph" style:parent-style-name="Text_20_body" style:list-style-name="L2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5.75pt" fo:letter-spacing="normal" fo:font-style="normal" fo:font-weight="normal"/>
    </style:style>
    <style:style style:name="P99" style:family="paragraph" style:parent-style-name="Text_20_body" style:list-style-name="L2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5.75pt" fo:letter-spacing="normal" fo:font-style="normal" fo:font-weight="normal" officeooo:paragraph-rsid="000b70de"/>
    </style:style>
    <style:style style:name="P100" style:family="paragraph" style:parent-style-name="Text_20_body" style:list-style-name="L3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5.75pt" fo:letter-spacing="normal" fo:font-style="normal" fo:font-weight="normal"/>
    </style:style>
    <style:style style:name="P101" style:family="paragraph" style:parent-style-name="Text_20_body" style:list-style-name="L4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5.75pt" fo:letter-spacing="normal" fo:font-style="normal" fo:font-weight="normal"/>
    </style:style>
    <style:style style:name="P102" style:family="paragraph" style:parent-style-name="Text_20_body" style:list-style-name="L4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5.75pt" fo:letter-spacing="normal" fo:font-style="normal" fo:font-weight="normal" officeooo:paragraph-rsid="000f362b"/>
    </style:style>
    <style:style style:name="P103" style:family="paragraph" style:parent-style-name="Text_20_body" style:list-style-name="L4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5.75pt" fo:letter-spacing="normal" fo:font-style="normal" fo:font-weight="bold" style:font-weight-asian="bold" style:font-weight-complex="bold"/>
    </style:style>
    <style:style style:name="P104" style:family="paragraph" style:parent-style-name="Text_20_body" style:list-style-name="L4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5.75pt" fo:letter-spacing="normal" fo:font-style="normal" fo:font-weight="bold" officeooo:paragraph-rsid="000f362b" style:font-weight-asian="bold" style:font-weight-complex="bold"/>
    </style:style>
    <style:style style:name="P105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4pt" fo:letter-spacing="normal" fo:font-style="normal" fo:font-weight="normal" officeooo:paragraph-rsid="0010986a" style:font-size-asian="12.25pt" style:font-weight-asian="normal" style:font-size-complex="14pt" style:font-weight-complex="normal"/>
    </style:style>
    <style:style style:name="P106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5.75pt" fo:letter-spacing="normal" fo:font-style="normal" fo:font-weight="normal" officeooo:paragraph-rsid="0017ea3f"/>
    </style:style>
    <style:style style:name="P107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5.75pt" fo:letter-spacing="normal" fo:font-style="normal" fo:font-weight="normal" officeooo:rsid="002d4109" officeooo:paragraph-rsid="00312a0e" style:font-size-asian="12.25pt" style:font-weight-asian="normal" style:font-size-complex="14pt" style:font-weight-complex="normal"/>
    </style:style>
    <style:style style:name="P108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5.75pt" fo:letter-spacing="normal" fo:font-style="normal" fo:font-weight="normal" officeooo:rsid="0017ea3f" officeooo:paragraph-rsid="00312a0e" style:font-size-asian="12.25pt" style:font-weight-asian="bold" style:font-size-complex="14pt" style:font-weight-complex="bold"/>
    </style:style>
    <style:style style:name="P109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5.75pt" fo:letter-spacing="normal" fo:font-style="normal" fo:font-weight="bold" officeooo:rsid="002d4109" officeooo:paragraph-rsid="00312a0e" style:font-size-asian="12.25pt" style:font-weight-asian="bold" style:font-size-complex="14pt" style:font-weight-complex="bold"/>
    </style:style>
    <style:style style:name="P110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92929" style:font-name="charter" fo:font-size="15.75pt" fo:font-style="normal" fo:font-weight="normal" officeooo:paragraph-rsid="002d4109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3pt" fo:letter-spacing="normal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4" style:family="text">
      <style:text-properties fo:font-variant="normal" fo:text-transform="none" fo:color="#09203a" style:font-name="Lucida Grande" fo:font-size="10.5pt" fo:letter-spacing="normal" fo:font-style="normal" style:text-underline-style="none" fo:font-weight="normal" officeooo:rsid="000a3498" style:font-size-asian="15pt" style:font-weight-asian="bold" style:font-size-complex="15pt" style:font-weight-complex="bold"/>
    </style:style>
    <style:style style:name="T5" style:family="text">
      <style:text-properties fo:font-variant="normal" fo:text-transform="none" fo:color="#1155cc" style:text-line-through-style="none" style:text-line-through-type="none" style:font-name="Arial" fo:font-size="13pt" fo:letter-spacing="normal" fo:font-style="normal" style:text-underline-style="solid" style:text-underline-width="auto" style:text-underline-color="font-color" fo:font-weight="normal" style:text-blinking="false" fo:background-color="transparent" loext:char-shading-value="0" style:font-size-asian="13pt" style:font-size-complex="13pt"/>
    </style:style>
    <style:style style:name="T6" style:family="text">
      <style:text-properties fo:font-variant="normal" fo:text-transform="none" fo:color="#292929" style:font-name="sohne" fo:font-size="22.5pt" fo:letter-spacing="normal" fo:font-style="normal" fo:font-weight="normal"/>
    </style:style>
    <style:style style:name="T7" style:family="text">
      <style:text-properties fo:font-variant="normal" fo:text-transform="none" fo:color="#292929" style:font-name="charter" fo:font-size="15.75pt" fo:letter-spacing="normal" fo:font-style="normal" fo:font-weight="normal"/>
    </style:style>
    <style:style style:name="T8" style:family="text">
      <style:text-properties fo:font-variant="normal" fo:text-transform="none" fo:color="#292929" style:font-name="charter" fo:font-size="15.75pt" fo:letter-spacing="normal" fo:font-style="normal" fo:font-weight="normal" officeooo:rsid="002cc3c4"/>
    </style:style>
    <style:style style:name="T9" style:family="text">
      <style:text-properties fo:font-variant="normal" fo:text-transform="none" fo:color="#292929" style:font-name="charter" fo:font-size="15.75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292929" style:font-name="charter" fo:font-size="15.75pt" fo:font-style="normal" fo:font-weight="normal"/>
    </style:style>
    <style:style style:name="T11" style:family="text">
      <style:text-properties fo:font-variant="normal" fo:text-transform="none" fo:color="#292929" style:font-name="charter" fo:font-size="14pt" fo:letter-spacing="normal" fo:font-style="normal" fo:font-weight="normal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292929" style:font-name="charter" fo:font-size="14pt" fo:letter-spacing="normal" fo:font-style="normal" fo:font-weight="normal" officeooo:rsid="0017ea3f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292929" style:font-name="charter" fo:font-size="14pt" fo:letter-spacing="normal" fo:font-style="normal" fo:font-weight="normal" officeooo:rsid="0017ea3f" style:font-size-asian="12.25pt" style:font-weight-asian="normal" style:font-size-complex="14pt" style:font-weight-complex="normal"/>
    </style:style>
    <style:style style:name="T14" style:family="text">
      <style:text-properties fo:font-variant="normal" fo:text-transform="none" fo:color="#292929" style:font-name="charter" fo:font-size="14pt" fo:letter-spacing="normal" fo:font-style="normal" fo:font-weight="normal" officeooo:rsid="002612a7" style:font-size-asian="12.25pt" style:font-weight-asian="normal" style:font-size-complex="14pt" style:font-weight-complex="normal"/>
    </style:style>
    <style:style style:name="T15" style:family="text">
      <style:text-properties fo:font-variant="normal" fo:text-transform="none" fo:color="#292929" style:font-name="charter" fo:font-size="14pt" fo:letter-spacing="normal" fo:font-style="normal" fo:font-weight="bold" officeooo:rsid="0017ea3f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292929" style:font-name="charter" fo:font-size="14pt" fo:letter-spacing="normal" fo:font-style="normal" fo:font-weight="bold" officeooo:rsid="0017ea3f" style:font-size-asian="12.25pt" style:font-weight-asian="bold" style:font-size-complex="14pt" style:font-weight-complex="bold"/>
    </style:style>
    <style:style style:name="T17" style:family="text">
      <style:text-properties fo:font-variant="normal" fo:text-transform="none" fo:color="#292929" style:font-name="charter" fo:letter-spacing="normal" fo:font-style="normal"/>
    </style:style>
    <style:style style:name="T18" style:family="text">
      <style:text-properties fo:font-variant="normal" fo:text-transform="none" fo:color="#292929" style:font-name="charter" fo:letter-spacing="normal" fo:font-style="normal" fo:font-weight="normal"/>
    </style:style>
    <style:style style:name="T19" style:family="text">
      <style:text-properties fo:font-variant="normal" fo:text-transform="none" fo:color="#292929" fo:letter-spacing="normal"/>
    </style:style>
    <style:style style:name="T20" style:family="text">
      <style:text-properties officeooo:rsid="0008846b" style:font-size-asian="15pt" style:font-weight-asian="bold" style:font-size-complex="15pt" style:font-weight-complex="bold"/>
    </style:style>
    <style:style style:name="T21" style:family="text">
      <style:text-properties fo:font-size="15pt" style:text-underline-style="solid" style:text-underline-width="auto" style:text-underline-color="font-color" fo:font-weight="bold" officeooo:rsid="000a3498" style:font-size-asian="15pt" style:font-weight-asian="bold" style:font-size-complex="15pt" style:font-weight-complex="bold"/>
    </style:style>
    <style:style style:name="T22" style:family="text">
      <style:text-properties fo:font-size="15pt" style:text-underline-style="solid" style:text-underline-width="auto" style:text-underline-color="font-color" fo:font-weight="bold" officeooo:rsid="002d4109" style:font-size-asian="15pt" style:font-weight-asian="bold" style:font-size-complex="15pt" style:font-weight-complex="bold"/>
    </style:style>
    <style:style style:name="T23" style:family="text">
      <style:text-properties fo:font-size="13pt" officeooo:rsid="000a3498" style:font-size-asian="13pt" style:font-size-complex="13pt"/>
    </style:style>
    <style:style style:name="T24" style:family="text">
      <style:text-properties officeooo:rsid="000a3498" style:font-size-asian="14pt" style:font-size-complex="14pt"/>
    </style:style>
    <style:style style:name="T25" style:family="text">
      <style:text-properties officeooo:rsid="002cc3c4" style:font-size-asian="14pt" style:font-size-complex="14pt"/>
    </style:style>
    <style:style style:name="T26" style:family="text">
      <style:text-properties style:font-size-asian="14pt" style:font-weight-asian="bold" style:font-size-complex="14pt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officeooo:rsid="002cc3c4" style:font-size-asian="14pt" style:font-size-complex="14pt"/>
    </style:style>
    <style:style style:name="T29" style:family="text">
      <style:text-properties fo:font-size="14pt" officeooo:rsid="0017ea3f" style:font-size-asian="14pt" style:font-size-complex="14pt"/>
    </style:style>
    <style:style style:name="T30" style:family="text">
      <style:text-properties fo:font-size="14pt" officeooo:rsid="002d4109" style:font-size-asian="14pt" style:font-size-complex="14pt"/>
    </style:style>
    <style:style style:name="T31" style:family="text">
      <style:text-properties fo:font-size="14pt" fo:letter-spacing="normal" officeooo:rsid="000b70de" style:font-size-asian="14pt" style:font-size-complex="14pt"/>
    </style:style>
    <style:style style:name="T32" style:family="text">
      <style:text-properties fo:font-size="14pt" fo:font-weight="bold" officeooo:rsid="000f362b" style:font-size-asian="12.25pt" style:font-weight-asian="bold" style:font-size-complex="14pt" style:font-weight-complex="bold"/>
    </style:style>
    <style:style style:name="T33" style:family="text">
      <style:text-properties officeooo:rsid="000b70de"/>
    </style:style>
    <style:style style:name="T34" style:family="text">
      <style:text-properties fo:color="#292929" style:font-name="charter" fo:font-size="15.75pt" fo:letter-spacing="normal"/>
    </style:style>
    <style:style style:name="T35" style:family="text">
      <style:text-properties fo:color="#292929" style:font-name="charter" fo:font-size="14pt" fo:letter-spacing="normal" officeooo:rsid="000b70de" style:font-size-asian="14pt" style:font-size-complex="14pt"/>
    </style:style>
    <style:style style:name="T36" style:family="text">
      <style:text-properties fo:letter-spacing="normal"/>
    </style:style>
    <style:style style:name="T37" style:family="text">
      <style:text-properties fo:letter-spacing="normal" officeooo:rsid="000b70de"/>
    </style:style>
    <style:style style:name="T38" style:family="text">
      <style:text-properties fo:letter-spacing="normal" officeooo:rsid="0017ea3f" style:font-size-asian="12.25pt" style:font-weight-asian="bold" style:font-size-complex="14pt" style:font-weight-complex="bold"/>
    </style:style>
    <style:style style:name="T39" style:family="text">
      <style:text-properties fo:letter-spacing="normal" officeooo:rsid="00282aea" style:font-size-asian="12.25pt" style:font-weight-asian="bold" style:font-size-complex="14pt" style:font-weight-complex="bold"/>
    </style:style>
    <style:style style:name="T40" style:family="text">
      <style:text-properties fo:letter-spacing="normal" officeooo:rsid="002d4109" style:font-size-asian="12.25pt" style:font-weight-asian="bold" style:font-size-complex="14pt" style:font-weight-complex="bold"/>
    </style:style>
    <style:style style:name="T41" style:family="text">
      <style:text-properties fo:letter-spacing="normal" officeooo:rsid="002cc3c4" style:font-size-asian="12.25pt" style:font-weight-asian="normal" style:font-size-complex="14pt" style:font-weight-complex="normal"/>
    </style:style>
    <style:style style:name="T42" style:family="text">
      <style:text-properties fo:letter-spacing="normal" officeooo:rsid="0017ea3f" style:font-size-asian="12.25pt" style:font-weight-asian="normal" style:font-size-complex="14pt" style:font-weight-complex="normal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2pt" fo:font-weight="bold" style:font-size-asian="12pt" style:font-weight-asian="bold" style:font-size-complex="12pt" style:font-weight-complex="bold"/>
    </style:style>
    <style:style style:name="T45" style:family="text">
      <style:text-properties fo:font-size="12pt" style:font-size-asian="10.5pt" style:font-size-complex="12pt"/>
    </style:style>
    <style:style style:name="T46" style:family="text">
      <style:text-properties fo:font-size="18pt" officeooo:rsid="000b70de" style:font-size-asian="18pt" style:font-size-complex="18pt"/>
    </style:style>
    <style:style style:name="T47" style:family="text">
      <style:text-properties style:font-size-asian="12.25pt" style:font-size-complex="14pt"/>
    </style:style>
    <style:style style:name="T48" style:family="text">
      <style:text-properties officeooo:rsid="002cc3c4" style:font-size-asian="12.25pt" style:font-size-complex="14pt"/>
    </style:style>
    <style:style style:name="T49" style:family="text">
      <style:text-properties officeooo:rsid="0017ea3f" style:font-size-asian="12.25pt" style:font-size-complex="14pt"/>
    </style:style>
    <style:style style:name="T50" style:family="text">
      <style:text-properties officeooo:rsid="00255694" style:font-size-asian="12.25pt" style:font-size-complex="14pt"/>
    </style:style>
    <style:style style:name="T51" style:family="text">
      <style:text-properties officeooo:rsid="0017ea3f" style:font-size-asian="12.25pt" style:font-weight-asian="bold" style:font-size-complex="14pt" style:font-weight-complex="bold"/>
    </style:style>
    <style:style style:name="T52" style:family="text">
      <style:text-properties style:font-size-asian="12.25pt" style:font-weight-asian="normal" style:font-size-complex="14pt" style:font-weight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0f362b" style:font-weight-asian="bold" style:font-weight-complex="bold"/>
    </style:style>
    <style:style style:name="T55" style:family="text">
      <style:text-properties fo:font-weight="bold" officeooo:rsid="002cc3c4" style:font-weight-asian="bold" style:font-weight-complex="bold"/>
    </style:style>
    <style:style style:name="T56" style:family="text">
      <style:text-properties fo:font-weight="bold" style:font-size-asian="12.25pt" style:font-weight-asian="bold" style:font-size-complex="14pt" style:font-weight-complex="bold"/>
    </style:style>
    <style:style style:name="T57" style:family="text">
      <style:text-properties fo:font-weight="bold" officeooo:rsid="000f362b" style:font-size-asian="12.25pt" style:font-weight-asian="bold" style:font-size-complex="14pt" style:font-weight-complex="bold"/>
    </style:style>
    <style:style style:name="T58" style:family="text">
      <style:text-properties officeooo:rsid="0010986a"/>
    </style:style>
    <style:style style:name="T59" style:family="text">
      <style:text-properties officeooo:rsid="001244fd"/>
    </style:style>
    <style:style style:name="T60" style:family="text">
      <style:text-properties officeooo:rsid="0013492c"/>
    </style:style>
    <style:style style:name="T6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2" style:family="text">
      <style:text-properties officeooo:rsid="001fb5db"/>
    </style:style>
    <style:style style:name="T63" style:family="text">
      <style:text-properties officeooo:rsid="00234ad9"/>
    </style:style>
    <style:style style:name="T64" style:family="text">
      <style:text-properties officeooo:rsid="00255694"/>
    </style:style>
    <style:style style:name="T65" style:family="text">
      <style:text-properties fo:font-size="15.75pt"/>
    </style:style>
    <style:style style:name="T66" style:family="text">
      <style:text-properties fo:font-size="15.75pt" fo:font-weight="normal"/>
    </style:style>
    <style:style style:name="T67" style:family="text">
      <style:text-properties fo:font-size="15.75pt" style:font-weight-asian="bold" style:font-weight-complex="bold"/>
    </style:style>
    <style:style style:name="T68" style:family="text">
      <style:text-properties fo:font-size="15.75pt" fo:letter-spacing="normal" officeooo:rsid="00282aea" style:font-size-asian="12.25pt" style:font-weight-asian="bold" style:font-size-complex="14pt" style:font-weight-complex="bold"/>
    </style:style>
    <style:style style:name="T69" style:family="text">
      <style:text-properties fo:font-size="15.75pt" officeooo:rsid="002d4109"/>
    </style:style>
    <style:style style:name="T70" style:family="text">
      <style:text-properties fo:font-size="15.75pt" officeooo:rsid="00312a0e"/>
    </style:style>
    <style:style style:name="T71" style:family="text">
      <style:text-properties fo:font-size="15.75pt" officeooo:rsid="0033a080"/>
    </style:style>
    <style:style style:name="T72" style:family="text">
      <style:text-properties officeooo:rsid="00285825"/>
    </style:style>
    <style:style style:name="T73" style:family="text">
      <style:text-properties officeooo:rsid="002b36b0"/>
    </style:style>
    <style:style style:name="T74" style:family="text">
      <style:text-properties officeooo:rsid="0017ea3f"/>
    </style:style>
    <style:style style:name="T75" style:family="text">
      <style:text-properties officeooo:rsid="002cc3c4"/>
    </style:style>
    <style:style style:name="T76" style:family="text">
      <style:text-properties style:font-name="charter" fo:font-size="15.75pt" fo:font-style="normal" fo:font-weight="bold" style:font-weight-asian="bold" style:font-weight-complex="bold"/>
    </style:style>
    <style:style style:name="T77" style:family="text">
      <style:text-properties style:font-name="charter" fo:font-size="14pt" fo:font-style="normal" fo:font-weight="bold" officeooo:rsid="0017ea3f" style:font-size-asian="12.25pt" style:font-weight-asian="bold" style:font-size-complex="14pt" style:font-weight-complex="bold"/>
    </style:style>
    <style:style style:name="T78" style:family="text">
      <style:text-properties style:font-name="charter" fo:font-size="14pt" fo:font-style="normal" fo:font-weight="bold" officeooo:rsid="0026dec6" style:font-size-asian="12.25pt" style:font-weight-asian="bold" style:font-size-complex="14pt" style:font-weight-complex="bold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255694" style:font-weight-asian="normal" style:font-weight-complex="normal"/>
    </style:style>
    <style:style style:name="T81" style:family="text">
      <style:text-properties officeooo:rsid="002d4109"/>
    </style:style>
    <style:style style:name="T82" style:family="text">
      <style:text-properties officeooo:rsid="002f1fa9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2">`</text:span>Day4</text:p>
      <text:p text:style-name="P1"/>
      <text:p text:style-name="P2"><text:span text:style-name="T20">Q1.</text:span><text:bookmark text:name="docs-internal-guid-03d58f9c-7fff-b12e-9d48-dcaae114ccc3"/><text:span text:style-name="T20"> <text:s/></text:span><text:span text:style-name="T1">How to compare two JSON have the same properties without order?</text:span></text:p>
      <text:list xml:id="list274652400" text:style-name="L1">
        <text:list-item>
          <text:list>
            <text:list-item>
              <text:p text:style-name="P97">var obj1 = { name: "Person 1", age:5 };</text:p>
            </text:list-item>
            <text:list-item>
              <text:p text:style-name="P97">var obj2 = { age:5, name: "Person 1" };</text:p>
            </text:list-item>
          </text:list>
        </text:list-item>
      </text:list>
      <text:p text:style-name="P12">Ans: <text:s text:c="3"/>var actual = { name: "Person 1", age:5 };</text:p>
      <text:p text:style-name="P12">var expected = { age:5, name: "Person 1" };</text:p>
      <text:p text:style-name="P12">const _ = require('lodash'); </text:p>
      <text:p text:style-name="P12">function assertObjectsEqual(actual, expected, testName){</text:p>
      <text:p text:style-name="P12"><text:s/>var se <text:s/>= _.isEqual(actual,expected);</text:p>
      <text:p text:style-name="P12"><text:s text:c="7"/>console.log(se);</text:p>
      <text:p text:style-name="P12">}</text:p>
      <text:p text:style-name="P12">assertObjectsEqual(actual,expected);</text:p>
      <text:p text:style-name="P12"><text:s text:c="2"/></text:p>
      <text:p text:style-name="P12"/>
      <text:p text:style-name="P12"/>
      <text:p text:style-name="P1"/>
      <text:p text:style-name="P3"><text:span text:style-name="T21">Q2: </text:span><text:span text:style-name="T4"><text:s/></text:span><text:span text:style-name="T2">Use the rest countries API url -&gt;</text:span><text:a xlink:type="simple" xlink:href="https://restcountries.eu/rest/v2/all" text:style-name="Internet_20_link" text:visited-style-name="Visited_20_Internet_20_Link"> </text:a><text:a xlink:type="simple" xlink:href="https://restcountries.eu/rest/v2/all" text:style-name="Internet_20_link" text:visited-style-name="Visited_20_Internet_20_Link"><text:span text:style-name="T5">https://restcountries.eu/rest/v2/all</text:span></text:a><text:span text:style-name="T2"> and display <text:s text:c="21"/>all the country flags in console</text:span></text:p>
      <text:p text:style-name="P11">Ans: </text:p>
      <text:p text:style-name="P4">//1.Creating a XHR object</text:p>
      <text:p text:style-name="P4">var request =new XMLHttpRequest();</text:p>
      <text:p text:style-name="P4">//2.opening a connection(specify the url)</text:p>
      <text:p text:style-name="P4">request.open('GET', 'https://restcountries.eu/rest/v2/all',true);</text:p>
      <text:p text:style-name="P4">//3.sending a connection </text:p>
      <text:p text:style-name="P4">request.send();</text:p>
      <text:p text:style-name="P4">//4.once the server responded successfully then we have to process the data</text:p>
      <text:p text:style-name="P4">request.onload = function(){</text:p>
      <text:p text:style-name="P4">var data = JSON.parse(this.response);</text:p>
      <text:p text:style-name="P4">console.log(data);</text:p>
      <text:p text:style-name="P4">for(var i=0;i&lt;250;i++){</text:p>
      <text:p text:style-name="P4">console.log(data[i].flag);</text:p>
      <text:p text:style-name="P4">}</text:p>
      <text:p text:style-name="P4"/>
      <text:p text:style-name="P6"><text:span text:style-name="T24">Q3:</text:span><text:bookmark text:name="docs-internal-guid-7ece179f-7fff-c60f-aa2b-e61ed611c11d"/><text:span text:style-name="T3">Use the same rest countries and print all countries name, region, sub region and population</text:span></text:p>
      <text:p text:style-name="Standard"><text:span text:style-name="T23">Ans: <text:s text:c="2"/></text:span>for(var i=0;i&lt;250;i++){</text:p>
      <text:p text:style-name="Standard">console.log(data[i].name + " " + data[i].region + " " + data[i].subregion + " " + data[i].population);</text:p>
      <text:p text:style-name="Standard">}</text:p>
      <text:p text:style-name="Standard"/>
      <text:p text:style-name="Standard"/>
      <text:p text:style-name="P8">Q4: <text:s/></text:p>
      <text:h text:style-name="P13" text:outline-level="1"><text:bookmark text:name="ef2b"/><text:soft-page-break/><text:span text:style-name="Strong_20_Emphasis"><text:span text:style-name="T6">Task 1: Simple Programs todo for variables</text:span></text:span></text:h>
      <text:list xml:id="list3375792441" text:style-name="L2">
        <text:list-item>
          <text:p text:style-name="P98"><text:bookmark text:name="3a5f"/>Declare four variables without assigning values and print them in console</text:p>
        </text:list-item>
      </text:list>
      <text:p text:style-name="P91"><text:span text:style-name="T7">Ans: <text:s/></text:span><text:span text:style-name="T43"><text:s/></text:span><text:span text:style-name="T44"><text:s/>var a,b,c,d;</text:span></text:p>
      <text:p text:style-name="P74"><text:s text:c="3"/>console.log(a,b,c,d);</text:p>
      <text:p text:style-name="P70"/>
      <text:list xml:id="list170732951576070" text:continue-numbering="true" text:style-name="L2">
        <text:list-item>
          <text:p text:style-name="P99"><text:bookmark text:name="b629"/>How to get value of the variable myvar as output.</text:p>
        </text:list-item>
      </text:list>
      <text:p text:style-name="Preformatted_20_Text"><text:bookmark text:name="8806"/><text:s text:c="6"/><text:span text:style-name="T27"><text:s/>var myvar= 1;</text:span></text:p>
      <text:p text:style-name="P16"><text:s text:c="5"/>console.log("myvar");</text:p>
      <text:p text:style-name="P15"><text:span text:style-name="T45">Ans</text:span>: <text:span text:style-name="T27"><text:s/>var myvar= 1;</text:span></text:p>
      <text:p text:style-name="P17">console.log(myvar);</text:p>
      <text:p text:style-name="P17"/>
      <text:p text:style-name="P31"><text:bookmark text:name="1b76"/>3. Declare variables to store your first name, last name, marital status, country and age in <text:span text:style-name="T33">multiple line .</text:span></text:p>
      <text:p text:style-name="P73"><text:span text:style-name="T36">Ans: </text:span><text:span text:style-name="T31">var firstname = "Sandeep";</text:span></text:p>
      <text:p text:style-name="P5"><text:s text:c="18"/>var lastname = "srivastava";</text:p>
      <text:p text:style-name="P5"><text:s text:c="18"/>var maritalstatus = "single";</text:p>
      <text:p text:style-name="P76"><text:s text:c="9"/>var country = "india";</text:p>
      <text:p text:style-name="P31"/>
      <text:p text:style-name="P31"><text:bookmark text:name="1a06"/>4. Declare variables to store your first name, last name, marital status, country and age in a single line</text:p>
      <text:p text:style-name="P73"><text:span text:style-name="T36">Ans: </text:span><text:span text:style-name="T37">var firstname,lastname,maritalstatus,country;</text:span></text:p>
      <text:p text:style-name="P31"/>
      <text:p text:style-name="P31"><text:bookmark text:name="53ff"/>5. Declare variables and assign string, boolean, undefined and null data types</text:p>
      <text:p text:style-name="P89"><text:span text:style-name="T34">Ans: </text:span><text:span text:style-name="T35">var a ="sandeep";</text:span></text:p>
      <text:p text:style-name="P5"><text:s text:c="23"/>var b = true;</text:p>
      <text:p text:style-name="P5"><text:s text:c="25"/>var c;</text:p>
      <text:p text:style-name="P76"><text:s text:c="12"/>var d = null;</text:p>
      <text:p text:style-name="P31"><text:bookmark text:name="2414"/>6. Convert the string to integer</text:p>
      <text:list xml:id="list3823989477" text:style-name="L3">
        <text:list-item>
          <text:p text:style-name="P100"><text:bookmark text:name="ac0f"/>parseInt()</text:p>
        </text:list-item>
        <text:list-item>
          <text:p text:style-name="P100"><text:bookmark text:name="428d"/><text:soft-page-break/>Number()</text:p>
        </text:list-item>
        <text:list-item>
          <text:p text:style-name="P100"><text:bookmark text:name="5a3d"/>Plus sign(+)</text:p>
        </text:list-item>
      </text:list>
      <text:p text:style-name="P71">Ans: <text:s text:c="2"/><text:span text:style-name="T33"><text:s/></text:span><text:span text:style-name="T46">var a = "25";</text:span></text:p>
      <text:p text:style-name="P10"><text:s text:c="19"/>var b = parseInt(a);</text:p>
      <text:p text:style-name="P10"><text:s text:c="20"/>var c = +a;</text:p>
      <text:p text:style-name="P75"><text:s text:c="10"/>var d = Number(a);</text:p>
      <text:p text:style-name="P70"/>
      <text:p text:style-name="P31"><text:bookmark text:name="5329"/>7. Write 6 statement which provide truthy &amp; falsey values.</text:p>
      <text:p text:style-name="P90"><text:span text:style-name="T7">Ans: </text:span><text:span text:style-name="T11">0 ? console.log("truthy") : console.log("falsy") // falsy</text:span></text:p>
      <text:p text:style-name="P7"><text:s text:c="16"/>null ? console.log("truthy") : console.log("falsy") // falsy</text:p>
      <text:p text:style-name="P7"><text:s text:c="15"/>undefined ? console.log("truthy") : console.log("falsy") // falsy</text:p>
      <text:p text:style-name="P7"><text:s text:c="17"/>"" ? console.log("truthy") : console.log("falsy") // falsy</text:p>
      <text:p text:style-name="P7"><text:s text:c="15"/>37 ? console.log("truthy") : console.log("falsy") // truthy</text:p>
      <text:p text:style-name="P7"><text:s text:c="14"/>true ? console.log("truthy") : console.log("falsy") // truthy</text:p>
      <text:p text:style-name="P79"><text:s text:c="6"/>"😂" ? console.log("truthy") : console.log("falsy") // truthy</text:p>
      <text:p text:style-name="P9"/>
      <text:p text:style-name="P9"><text:s text:c="3"/></text:p>
      <text:p text:style-name="P9"/>
      <text:p text:style-name="P9"/>
      <text:h text:style-name="P14" text:outline-level="1"><text:bookmark text:name="b2a3"/>Task 2: Simple Programs todo for Operators</text:h>
      <text:list xml:id="list3787416880" text:style-name="L4">
        <text:list-item>
          <text:p text:style-name="P103"><text:bookmark text:name="f476"/>Square of a number</text:p>
        </text:list-item>
      </text:list>
      <text:p text:style-name="P88"><text:span text:style-name="T32">Ans: </text:span>const readline = require("readline");</text:p>
      <text:p text:style-name="P36"><text:s text:c="5"/>const inp = readline.createInterface({</text:p>
      <text:p text:style-name="P87"><text:s text:c="2"/>input: process.stdin</text:p>
      <text:p text:style-name="P87">});</text:p>
      <text:p text:style-name="P87">const userInput = [];</text:p>
      <text:p text:style-name="P87">inp.on("line", (data) =&gt; {</text:p>
      <text:p text:style-name="P87"><text:s text:c="2"/>userInput.push(data);</text:p>
      <text:p text:style-name="P87">});</text:p>
      <text:p text:style-name="P87">inp.on("close", () =&gt; {</text:p>
      <text:p text:style-name="P36"><text:s text:c="7"/>let a = userInput[0];</text:p>
      <text:p text:style-name="P87"><text:soft-page-break/><text:s text:c="2"/>let Square = a * a ;</text:p>
      <text:p text:style-name="P87"><text:s text:c="2"/>console.log(Square);</text:p>
      <text:p text:style-name="P87">});</text:p>
      <text:p text:style-name="P72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list xml:id="list170732253000516" text:continue-numbering="true" text:style-name="L4">
        <text:list-item>
          <text:p text:style-name="P103"><text:bookmark text:name="307d"/>Swapping 2 numbers</text:p>
        </text:list-item>
      </text:list>
      <text:p text:style-name="P70"/>
      <text:p text:style-name="P86"><text:span text:style-name="T32">Ans: </text:span>const readline = require("readline");</text:p>
      <text:p text:style-name="P86">const inp = readline.createInterface({</text:p>
      <text:p text:style-name="P85"><text:s text:c="2"/>input: process.stdin</text:p>
      <text:p text:style-name="P85">});</text:p>
      <text:p text:style-name="P85">const userInput = [];</text:p>
      <text:p text:style-name="P85">inp.on("line", (data) =&gt; {</text:p>
      <text:p text:style-name="P85"><text:s text:c="2"/>userInput.push(data);</text:p>
      <text:p text:style-name="P85">});</text:p>
      <text:p text:style-name="P85">inp.on("close", () =&gt; {</text:p>
      <text:p text:style-name="P85"><text:s/>let a = userInput[0];</text:p>
      <text:p text:style-name="P85"><text:s text:c="2"/>let b =userInput[1];</text:p>
      <text:p text:style-name="P85"><text:s text:c="2"/>let temp ;</text:p>
      <text:p text:style-name="P85"><text:s text:c="2"/>temp = a;</text:p>
      <text:p text:style-name="P85"><text:s text:c="2"/>a = b;</text:p>
      <text:p text:style-name="P85"><text:s text:c="2"/>b = temp;</text:p>
      <text:p text:style-name="P85"><text:s text:c="2"/>console.log(a,b);</text:p>
      <text:p text:style-name="P85">});</text:p>
      <text:p text:style-name="P70"><text:soft-page-break/></text:p>
      <text:list xml:id="list170734119165739" text:continue-numbering="true" text:style-name="L4">
        <text:list-item>
          <text:p text:style-name="P103"><text:bookmark text:name="6925"/>Addition of 3 numbers</text:p>
        </text:list-item>
      </text:list>
      <text:p text:style-name="P81"><text:span text:style-name="T54">Ans: </text:span>const readline = require("readline");</text:p>
      <text:p text:style-name="P40"><text:s text:c="4"/>const inp = readline.createInterface({</text:p>
      <text:p text:style-name="P80"><text:s text:c="2"/>input: process.stdin</text:p>
      <text:p text:style-name="P80">});</text:p>
      <text:p text:style-name="P80">const userInput = [];</text:p>
      <text:p text:style-name="P80">inp.on("line", (data) =&gt; {</text:p>
      <text:p text:style-name="P80"><text:s text:c="2"/>userInput.push(data);</text:p>
      <text:p text:style-name="P80">});</text:p>
      <text:p text:style-name="P80">inp.on("close", () =&gt; {</text:p>
      <text:p text:style-name="P80"><text:s/>let a = +userInput[0];</text:p>
      <text:p text:style-name="P80"><text:s text:c="2"/>let b = +userInput[1];</text:p>
      <text:p text:style-name="P80"><text:s text:c="2"/>let c = <text:s/>+userInput[2];</text:p>
      <text:p text:style-name="P80"><text:s text:c="2"/>let temp ;</text:p>
      <text:p text:style-name="P80"><text:s text:c="2"/>temp = a +b +c ;</text:p>
      <text:p text:style-name="P80"><text:s text:c="2"/>console.log(temp);</text:p>
      <text:p text:style-name="P80">});</text:p>
      <text:list xml:id="list170733370653942" text:continue-numbering="true" text:style-name="L4">
        <text:list-item>
          <text:p text:style-name="P103"><text:bookmark text:name="b560"/>Celsius to Fahrenheit conversion</text:p>
        </text:list-item>
      </text:list>
      <text:p text:style-name="P47"><text:span text:style-name="T57">Ans:</text:span><text:span text:style-name="T56"> <text:s/></text:span><text:span text:style-name="T47">const readline = require("readline");</text:span></text:p>
      <text:p text:style-name="P40"><text:s text:c="7"/>const inp = readline.createInterface({</text:p>
      <text:p text:style-name="P80"><text:s text:c="2"/>input: process.stdin</text:p>
      <text:p text:style-name="P80">});</text:p>
      <text:p text:style-name="P80">const userInput = [];</text:p>
      <text:p text:style-name="P80">inp.on("line", (data) =&gt; {</text:p>
      <text:p text:style-name="P80"><text:s text:c="2"/>userInput.push(data);</text:p>
      <text:p text:style-name="P80">});</text:p>
      <text:p text:style-name="P80">inp.on("close", () =&gt; {</text:p>
      <text:p text:style-name="P80"><text:s/>let a = userInput[0];</text:p>
      <text:p text:style-name="P80"><text:s text:c="2"/>let temp ;</text:p>
      <text:p text:style-name="P80"><text:soft-page-break/><text:s text:c="2"/>temp = (9/5 * a)+32;</text:p>
      <text:p text:style-name="P80"><text:s text:c="2"/>console.log(temp);</text:p>
      <text:p text:style-name="P80">});</text:p>
      <text:list xml:id="list170733867393910" text:continue-numbering="true" text:style-name="L4">
        <text:list-item>
          <text:p text:style-name="P104"><text:bookmark text:name="77a5"/>Meter to miles</text:p>
        </text:list-item>
      </text:list>
      <text:p text:style-name="P48"><text:span text:style-name="T57">Ans:</text:span><text:span text:style-name="T56"> <text:s text:c="2"/></text:span><text:span text:style-name="T26">const readline = require("readline");</text:span></text:p>
      <text:p text:style-name="P50"><text:s text:c="7"/>const inp = readline.createInterface({</text:p>
      <text:p text:style-name="P77"><text:s text:c="2"/>input: process.stdin</text:p>
      <text:p text:style-name="P77">});</text:p>
      <text:p text:style-name="P77">const userInput = [];</text:p>
      <text:p text:style-name="P77">inp.on("line", (data) =&gt; {</text:p>
      <text:p text:style-name="P81"><text:s text:c="2"/>userInput.push(data);</text:p>
      <text:p text:style-name="P81">});</text:p>
      <text:p text:style-name="P81">inp.on("close", () =&gt; {</text:p>
      <text:p text:style-name="P81">let a = userInput[0];</text:p>
      <text:p text:style-name="P81"><text:s text:c="2"/>let temp ;</text:p>
      <text:p text:style-name="P81"><text:s text:c="2"/>temp = a / <text:span text:style-name="T58">1609</text:span>;</text:p>
      <text:p text:style-name="P81"><text:s text:c="2"/>console.log(temp);</text:p>
      <text:p text:style-name="P81">});</text:p>
      <text:p text:style-name="P42">});</text:p>
      <text:list xml:id="list170732452913159" text:continue-numbering="true" text:style-name="L4">
        <text:list-item>
          <text:p text:style-name="P103"><text:bookmark text:name="98b9"/>Pounds to kg</text:p>
        </text:list-item>
      </text:list>
      <text:p text:style-name="P49"><text:span text:style-name="T57">Ans:</text:span><text:span text:style-name="T56"> <text:s/></text:span><text:span text:style-name="T26">const readline = require("readline");</text:span></text:p>
      <text:p text:style-name="P51"><text:s text:c="7"/>const inp = readline.createInterface({</text:p>
      <text:p text:style-name="P78"><text:s text:c="2"/>input: process.stdin</text:p>
      <text:p text:style-name="P78">});</text:p>
      <text:p text:style-name="P78">const userInput = [];</text:p>
      <text:p text:style-name="P78">inp.on("line", (data) =&gt; {</text:p>
      <text:p text:style-name="P82"><text:s text:c="2"/>userInput.push(data);</text:p>
      <text:p text:style-name="P82">});</text:p>
      <text:p text:style-name="P82">inp.on("close", () =&gt; {</text:p>
      <text:p text:style-name="P82">let a = userInput[0];</text:p>
      <text:p text:style-name="P82"><text:soft-page-break/><text:s text:c="2"/>let temp ;</text:p>
      <text:p text:style-name="P82"><text:s text:c="2"/>temp = a / 2.205;</text:p>
      <text:p text:style-name="P82"><text:s text:c="2"/>console.log(temp);</text:p>
      <text:p text:style-name="P82">});</text:p>
      <text:p text:style-name="P53">});</text:p>
      <text:list xml:id="list170733068428899" text:continue-numbering="true" text:style-name="L4">
        <text:list-item>
          <text:p text:style-name="P103"><text:bookmark text:name="73fd"/>Calculate Batting Average</text:p>
        </text:list-item>
      </text:list>
      <text:p text:style-name="P49"><text:span text:style-name="T57">Ans:</text:span><text:span text:style-name="T56"> </text:span><text:span text:style-name="T26">const readline = require("readline");</text:span></text:p>
      <text:p text:style-name="P51"><text:s text:c="7"/>const inp = readline.createInterface({</text:p>
      <text:p text:style-name="P78"><text:s text:c="2"/>input: process.stdin</text:p>
      <text:p text:style-name="P78">});</text:p>
      <text:p text:style-name="P78">const userInput = [];</text:p>
      <text:p text:style-name="P78">inp.on("line", (data) =&gt; {</text:p>
      <text:p text:style-name="P82"><text:s text:c="2"/>userInput.push(data);</text:p>
      <text:p text:style-name="P82">});</text:p>
      <text:p text:style-name="P82">inp.on("close", () =&gt; {</text:p>
      <text:p text:style-name="P82"><text:s/>var sum=0;</text:p>
      <text:p text:style-name="P82"><text:s text:c="4"/>var a = userInput[0].split(" ");</text:p>
      <text:p text:style-name="P82"><text:s text:c="2"/>for(var i=0;i&lt;a.length;i++){</text:p>
      <text:p text:style-name="P82"><text:s text:c="6"/>sum += parseInt(a[i]);</text:p>
      <text:p text:style-name="P82"><text:s text:c="2"/>}</text:p>
      <text:p text:style-name="P82"><text:s/>var avg = sum / a.length;</text:p>
      <text:p text:style-name="P82"><text:s/>console.log(avg);</text:p>
      <text:p text:style-name="P82"/>
      <text:p text:style-name="P53">});</text:p>
      <text:list xml:id="list170734242080938" text:continue-numbering="true" text:style-name="L4">
        <text:list-item>
          <text:p text:style-name="P103"><text:bookmark text:name="55c8"/>Calculate five test scores and print their average</text:p>
        </text:list-item>
      </text:list>
      <text:p text:style-name="P49"><text:span text:style-name="T57">Ans:</text:span><text:span text:style-name="T56"> </text:span><text:span text:style-name="T26">const readline = require("readline");</text:span></text:p>
      <text:p text:style-name="P51"><text:s text:c="7"/>const inp = readline.createInterface({</text:p>
      <text:p text:style-name="P78"><text:s text:c="2"/>input: process.stdin</text:p>
      <text:p text:style-name="P78">});</text:p>
      <text:p text:style-name="P78">const userInput = [];</text:p>
      <text:p text:style-name="P78"><text:soft-page-break/>inp.on("line", (data) =&gt; {</text:p>
      <text:p text:style-name="P82"><text:s text:c="2"/>userInput.push(data);</text:p>
      <text:p text:style-name="P82">});</text:p>
      <text:p text:style-name="P82">inp.on("close", () =&gt; {</text:p>
      <text:p text:style-name="P82"><text:s/>var sum=0;</text:p>
      <text:p text:style-name="P82"><text:s text:c="4"/>var a = userInput[0].split(" ");</text:p>
      <text:p text:style-name="P82"><text:s text:c="2"/>for(var i=0;i&lt;a.length;i++){</text:p>
      <text:p text:style-name="P82"><text:s text:c="6"/>sum += parseInt(a[i]);</text:p>
      <text:p text:style-name="P82"><text:s text:c="2"/>}</text:p>
      <text:p text:style-name="P82"><text:s/>var avg = sum / a.length;</text:p>
      <text:p text:style-name="P82"><text:s/>console.log(avg);</text:p>
      <text:p text:style-name="P82"/>
      <text:p text:style-name="P53">});</text:p>
      <text:list xml:id="list170733584661696" text:continue-numbering="true" text:style-name="L4">
        <text:list-item>
          <text:p text:style-name="P103"><text:bookmark text:name="8204"/>Power of any number x ^ y.</text:p>
        </text:list-item>
      </text:list>
      <text:p text:style-name="P49"><text:span text:style-name="T57">Ans:</text:span><text:span text:style-name="T56"> </text:span><text:span text:style-name="T26">const readline = require("readline");</text:span></text:p>
      <text:p text:style-name="P51"><text:s text:c="7"/>const inp = readline.createInterface({</text:p>
      <text:p text:style-name="P78"><text:s text:c="2"/>input: process.stdin</text:p>
      <text:p text:style-name="P78">});</text:p>
      <text:p text:style-name="P78">const userInput = [];</text:p>
      <text:p text:style-name="P78">inp.on("line", (data) =&gt; {</text:p>
      <text:p text:style-name="P82"><text:s text:c="2"/>userInput.push(data);</text:p>
      <text:p text:style-name="P82">});</text:p>
      <text:p text:style-name="P82">inp.on("close", () =&gt; {</text:p>
      <text:p text:style-name="P82"><text:s text:c="2"/>var b = userInput[0];</text:p>
      <text:p text:style-name="P82"><text:s text:c="4"/>var e = userInput[1];</text:p>
      <text:p text:style-name="P82"><text:s text:c="4"/>var r = Math.pow(b, e);</text:p>
      <text:p text:style-name="P82"><text:s text:c="4"/>console.log(r);</text:p>
      <text:p text:style-name="P53">});</text:p>
      <text:list xml:id="list170732754005067" text:continue-numbering="true" text:style-name="L4">
        <text:list-item>
          <text:p text:style-name="P101"><text:bookmark text:name="d358"/>Calculate Simple Interest</text:p>
        </text:list-item>
      </text:list>
      <text:p text:style-name="P49"><text:span text:style-name="T57">Ans:</text:span><text:span text:style-name="T56"> </text:span><text:span text:style-name="T26">const readline = require("readline");</text:span></text:p>
      <text:p text:style-name="P51"><text:soft-page-break/><text:s text:c="7"/>const inp = readline.createInterface({</text:p>
      <text:p text:style-name="P78"><text:s text:c="2"/>input: process.stdin</text:p>
      <text:p text:style-name="P78">});</text:p>
      <text:p text:style-name="P78">const userInput = [];</text:p>
      <text:p text:style-name="P78">inp.on("line", (data) =&gt; {</text:p>
      <text:p text:style-name="P82"><text:s text:c="2"/>userInput.push(data);</text:p>
      <text:p text:style-name="P82">});</text:p>
      <text:p text:style-name="P82">inp.on("close", () =&gt; {</text:p>
      <text:p text:style-name="P82">var principal = userInput[0];</text:p>
      <text:p text:style-name="P82"><text:s text:c="4"/>var Interest = userInput[1];</text:p>
      <text:p text:style-name="P82"><text:s text:c="4"/>var time <text:s/>= userInput[2];</text:p>
      <text:p text:style-name="P82"><text:s text:c="4"/>var SI = <text:s/>(principal * Interest * time)/100;</text:p>
      <text:p text:style-name="P82"><text:s text:c="4"/>console.log(SI);</text:p>
      <text:p text:style-name="P82"><text:s text:c="4"/></text:p>
      <text:p text:style-name="P82"/>
      <text:p text:style-name="P53">});</text:p>
      <text:list xml:id="list170733874337381" text:continue-numbering="true" text:style-name="L4">
        <text:list-item>
          <text:p text:style-name="P101"><text:bookmark text:name="09ae"/>Calculate area of an equilateral triangle</text:p>
        </text:list-item>
      </text:list>
      <text:p text:style-name="P49"><text:span text:style-name="T57">Ans:</text:span><text:span text:style-name="T56"> </text:span><text:span text:style-name="T26">const readline = require("readline");</text:span></text:p>
      <text:p text:style-name="P51"><text:s text:c="7"/>const inp = readline.createInterface({</text:p>
      <text:p text:style-name="P78"><text:s text:c="2"/>input: process.stdin</text:p>
      <text:p text:style-name="P78">});</text:p>
      <text:p text:style-name="P78">const userInput = [];</text:p>
      <text:p text:style-name="P78">inp.on("line", (data) =&gt; {</text:p>
      <text:p text:style-name="P82"><text:s text:c="2"/>userInput.push(data);</text:p>
      <text:p text:style-name="P82">});</text:p>
      <text:p text:style-name="P82">inp.on("close", () =&gt; {</text:p>
      <text:p text:style-name="P82"><text:s/>var a = userInput[0];</text:p>
      <text:p text:style-name="P82"><text:s text:c="3"/>var <text:s/>area = ( 1.73 * a*a) / 4 <text:s/></text:p>
      <text:p text:style-name="P41"><text:s text:c="9"/>console.log(area);</text:p>
      <text:p text:style-name="P53">});</text:p>
      <text:list xml:id="list170733660726644" text:continue-numbering="true" text:style-name="L4">
        <text:list-item>
          <text:p text:style-name="P101"><text:bookmark text:name="8212"/><text:soft-page-break/>Area Of Isosceles Triangle</text:p>
        </text:list-item>
      </text:list>
      <text:p text:style-name="P49"><text:span text:style-name="T57">Ans:</text:span><text:span text:style-name="T56"> </text:span><text:span text:style-name="T26">const readline = require("readline");</text:span></text:p>
      <text:p text:style-name="P51"><text:s text:c="7"/>const inp = readline.createInterface({</text:p>
      <text:p text:style-name="P78"><text:s text:c="2"/>input: process.stdin</text:p>
      <text:p text:style-name="P78">});</text:p>
      <text:p text:style-name="P78">const userInput = [];</text:p>
      <text:p text:style-name="P78">inp.on("line", (data) =&gt; {</text:p>
      <text:p text:style-name="P82"><text:s text:c="2"/>userInput.push(data);</text:p>
      <text:p text:style-name="P82">});</text:p>
      <text:p text:style-name="P82">inp.on("close", () =&gt; {</text:p>
      <text:p text:style-name="P82"><text:s/>var a = userInput[0];</text:p>
      <text:p text:style-name="P83"><text:s text:c="3"/>var <text:s/>area = ( 1.73 * a*a) / 4 <text:s/>;</text:p>
      <text:p text:style-name="P83"><text:s/>console.log(area);</text:p>
      <text:p text:style-name="P82"><text:s text:c="4"/></text:p>
      <text:p text:style-name="P53">});</text:p>
      <text:list xml:id="list170733790649238" text:continue-numbering="true" text:style-name="L4">
        <text:list-item>
          <text:p text:style-name="P101"><text:bookmark text:name="64c1"/>Volume Of Sphere</text:p>
        </text:list-item>
      </text:list>
      <text:p text:style-name="P49"><text:span text:style-name="T57">Ans:</text:span><text:span text:style-name="T56"> </text:span><text:span text:style-name="T26">const readline = require("readline");</text:span></text:p>
      <text:p text:style-name="P51"><text:s text:c="7"/>const inp = readline.createInterface({</text:p>
      <text:p text:style-name="P78"><text:s text:c="2"/>input: process.stdin</text:p>
      <text:p text:style-name="P78">});</text:p>
      <text:p text:style-name="P78">const userInput = [];</text:p>
      <text:p text:style-name="P78">inp.on("line", (data) =&gt; {</text:p>
      <text:p text:style-name="P82"><text:s text:c="2"/>userInput.push(data);</text:p>
      <text:p text:style-name="P82">});</text:p>
      <text:p text:style-name="P82">inp.on("close", () =&gt; {</text:p>
      <text:p text:style-name="P82"><text:s/>var PI = 22 / 7;</text:p>
      <text:p text:style-name="P82"><text:s/>var r = userInput[0];</text:p>
      <text:p text:style-name="P82"><text:s text:c="3"/>var <text:s/><text:span text:style-name="T59">voulme</text:span> = ( 4* PI*r*r) /3 ; <text:s/></text:p>
      <text:p text:style-name="P82"/>
      <text:p text:style-name="P82"><text:s text:c="4"/>console.log(<text:span text:style-name="T59">volume</text:span>);</text:p>
      <text:p text:style-name="P82"><text:soft-page-break/><text:s text:c="4"/></text:p>
      <text:p text:style-name="P82"><text:s text:c="4"/></text:p>
      <text:p text:style-name="P53">});</text:p>
      <text:list xml:id="list170733714854668" text:continue-numbering="true" text:style-name="L4">
        <text:list-item>
          <text:p text:style-name="P101"><text:bookmark text:name="1a98"/>Volume Of Prism</text:p>
        </text:list-item>
      </text:list>
      <text:p text:style-name="P49"><text:span text:style-name="T57">Ans:</text:span><text:span text:style-name="T56"> </text:span><text:span text:style-name="T26">const readline = require("readline");</text:span></text:p>
      <text:p text:style-name="P51"><text:s text:c="7"/>const inp = readline.createInterface({</text:p>
      <text:p text:style-name="P78"><text:s text:c="2"/>input: process.stdin</text:p>
      <text:p text:style-name="P78">});</text:p>
      <text:p text:style-name="P78">const userInput = [];</text:p>
      <text:p text:style-name="P78">inp.on("line", (data) =&gt; {</text:p>
      <text:p text:style-name="P82"><text:s text:c="2"/>userInput.push(data);</text:p>
      <text:p text:style-name="P82">});</text:p>
      <text:p text:style-name="P82">inp.on("close", () =&gt; {</text:p>
      <text:p text:style-name="P82"><text:s/></text:p>
      <text:p text:style-name="P82"><text:s/>var <text:span text:style-name="T59">b</text:span> = userInput[0];</text:p>
      <text:p text:style-name="P83"><text:s/>var <text:span text:style-name="T59">h</text:span> = userInput[<text:span text:style-name="T59">1</text:span>];</text:p>
      <text:p text:style-name="P82"><text:s text:c="3"/>var <text:s/><text:span text:style-name="T59">volume</text:span> = ( <text:span text:style-name="T59">b*h)</text:span>; <text:s/></text:p>
      <text:p text:style-name="P82"/>
      <text:p text:style-name="P82"><text:s text:c="4"/>console.log(<text:span text:style-name="T59">volume</text:span>);</text:p>
      <text:p text:style-name="P82"><text:s text:c="4"/></text:p>
      <text:p text:style-name="P53">});</text:p>
      <text:list xml:id="list170733440618678" text:continue-numbering="true" text:style-name="L4">
        <text:list-item>
          <text:p text:style-name="P101"><text:bookmark text:name="407a"/>Find area of a triangle.</text:p>
        </text:list-item>
      </text:list>
      <text:p text:style-name="P49"><text:span text:style-name="T57">Ans:</text:span><text:span text:style-name="T56"> </text:span><text:span text:style-name="T26">const readline = require("readline");</text:span></text:p>
      <text:p text:style-name="P51"><text:s text:c="7"/>const inp = readline.createInterface({</text:p>
      <text:p text:style-name="P78"><text:s text:c="2"/>input: process.stdin</text:p>
      <text:p text:style-name="P78">});</text:p>
      <text:p text:style-name="P78">const userInput = [];</text:p>
      <text:p text:style-name="P78">inp.on("line", (data) =&gt; {</text:p>
      <text:p text:style-name="P82"><text:s text:c="2"/>userInput.push(data);</text:p>
      <text:p text:style-name="P82">});</text:p>
      <text:p text:style-name="P82"><text:soft-page-break/>inp.on("close", () =&gt; {</text:p>
      <text:p text:style-name="P83"><text:s/>var <text:span text:style-name="T59">b</text:span> = userInput[0];</text:p>
      <text:p text:style-name="P83"><text:s/>var <text:span text:style-name="T59">h</text:span> = userInput[<text:span text:style-name="T59">1</text:span>];</text:p>
      <text:p text:style-name="P83"><text:s text:c="3"/>var <text:s/><text:span text:style-name="T59">area</text:span> = ( <text:span text:style-name="T59">b*h) /2 </text:span>; <text:s/></text:p>
      <text:p text:style-name="P83"/>
      <text:p text:style-name="P83"><text:s text:c="4"/>console.log(<text:span text:style-name="T59">area </text:span>);</text:p>
      <text:p text:style-name="P82"/>
      <text:p text:style-name="P53">});</text:p>
      <text:list xml:id="list170732860159466" text:continue-numbering="true" text:style-name="L4">
        <text:list-item>
          <text:p text:style-name="P101"><text:bookmark text:name="a103"/>Give the Actual cost and Sold cost, Calculate Discount Of Product</text:p>
        </text:list-item>
      </text:list>
      <text:p text:style-name="P49"><text:span text:style-name="T57">Ans:</text:span><text:span text:style-name="T56"> </text:span><text:span text:style-name="T26">const readline = require("readline");</text:span></text:p>
      <text:p text:style-name="P51"><text:s text:c="7"/>const inp = readline.createInterface({</text:p>
      <text:p text:style-name="P78"><text:s text:c="2"/>input: process.stdin</text:p>
      <text:p text:style-name="P78">});</text:p>
      <text:p text:style-name="P78">const userInput = [];</text:p>
      <text:p text:style-name="P78">inp.on("line", (data) =&gt; {</text:p>
      <text:p text:style-name="P82"><text:s text:c="2"/>userInput.push(data);</text:p>
      <text:p text:style-name="P82">});</text:p>
      <text:p text:style-name="P82">inp.on("close", () =&gt; {</text:p>
      <text:p text:style-name="P82">var <text:s/>M = userInput[0];</text:p>
      <text:p text:style-name="P82"><text:s/>var S= userInput[1];</text:p>
      <text:p text:style-name="P82"><text:s text:c="4"/>var <text:s/>discount = M - S;</text:p>
      <text:p text:style-name="P82"><text:s text:c="4"/>console.log(discount);</text:p>
      <text:p text:style-name="P53">});</text:p>
      <text:list xml:id="list170733048874854" text:continue-numbering="true" text:style-name="L4">
        <text:list-item>
          <text:p text:style-name="P101"><text:bookmark text:name="eeb6"/>Given their radius of a circle and find its diameter, circumference and area.</text:p>
        </text:list-item>
      </text:list>
      <text:p text:style-name="P49"><text:span text:style-name="T57">Ans:</text:span><text:span text:style-name="T56"> </text:span><text:span text:style-name="T26">const readline = require("readline");</text:span></text:p>
      <text:p text:style-name="P51"><text:s text:c="7"/>const inp = readline.createInterface({</text:p>
      <text:p text:style-name="P78"><text:s text:c="2"/>input: process.stdin</text:p>
      <text:p text:style-name="P78">});</text:p>
      <text:p text:style-name="P78"><text:soft-page-break/>const userInput = [];</text:p>
      <text:p text:style-name="P78">inp.on("line", (data) =&gt; {</text:p>
      <text:p text:style-name="P82"><text:s text:c="2"/>userInput.push(data);</text:p>
      <text:p text:style-name="P82">});</text:p>
      <text:p text:style-name="P82">inp.on("close", () =&gt; {</text:p>
      <text:p text:style-name="P84">var PI = 22 /7 ;</text:p>
      <text:p text:style-name="P82"><text:s/>var <text:span text:style-name="T60">r </text:span><text:s/>= parseInt(userInput[0]);</text:p>
      <text:p text:style-name="P82"><text:s/><text:span text:style-name="T60">var d = r * 2;</text:span></text:p>
      <text:p text:style-name="P84">var circumference <text:s/>= 2 * PI * r;</text:p>
      <text:p text:style-name="P84">var area = PI * r * r ;</text:p>
      <text:p text:style-name="P84">console.log(d,circumference,area);</text:p>
      <text:p text:style-name="P82"/>
      <text:p text:style-name="P82"/>
      <text:p text:style-name="P53">});</text:p>
      <text:list xml:id="list170733549578465" text:continue-numbering="true" text:style-name="L4">
        <text:list-item>
          <text:p text:style-name="P101"><text:bookmark text:name="0fcf"/>Given two numbers and perform all arithmetic operations.</text:p>
        </text:list-item>
      </text:list>
      <text:p text:style-name="P49"><text:span text:style-name="T57">Ans:</text:span><text:span text:style-name="T56"> </text:span><text:span text:style-name="T26">const readline = require("readline");</text:span></text:p>
      <text:p text:style-name="P51"><text:s text:c="7"/>const inp = readline.createInterface({</text:p>
      <text:p text:style-name="P78"><text:s text:c="2"/>input: process.stdin</text:p>
      <text:p text:style-name="P78">});</text:p>
      <text:p text:style-name="P78">const userInput = [];</text:p>
      <text:p text:style-name="P78">inp.on("line", (data) =&gt; {</text:p>
      <text:p text:style-name="P82"><text:s text:c="2"/>userInput.push(data);</text:p>
      <text:p text:style-name="P82">});</text:p>
      <text:p text:style-name="P82">inp.on("close", () =&gt; {</text:p>
      <text:p text:style-name="P92"><text:s/>var a = parseInt(userInput[0]);</text:p>
      <text:p text:style-name="P92">var b <text:s/>= parseInt(userInput[1]);</text:p>
      <text:p text:style-name="P92">var <text:s/>add = a + b;</text:p>
      <text:p text:style-name="P92">var sub = a - b ;</text:p>
      <text:p text:style-name="P92">var div = a / b ;</text:p>
      <text:p text:style-name="P92"><text:soft-page-break/>var mul = a * b;</text:p>
      <text:p text:style-name="P92">console.log(sub,div,mul,add); </text:p>
      <text:p text:style-name="P92"><text:s text:c="2"/></text:p>
      <text:p text:style-name="P53">});</text:p>
      <text:list xml:id="list170733082739427" text:continue-numbering="true" text:style-name="L4">
        <text:list-item>
          <text:p text:style-name="P101"><text:bookmark text:name="0c1b"/>Display the asterisk pattern as shown below(No loop needed):<text:line-break/>*****<text:line-break/>*****<text:line-break/>*****<text:line-break/>*****<text:line-break/>*****</text:p>
        </text:list-item>
      </text:list>
      <text:p text:style-name="P49"><text:span text:style-name="T57">Ans:</text:span><text:span text:style-name="T56"> <text:s/></text:span><text:span text:style-name="T52">var a = ['*****'</text:span></text:p>
      <text:p text:style-name="P43">,'*****'</text:p>
      <text:p text:style-name="P43">,'*****'</text:p>
      <text:p text:style-name="P43">,'*****'</text:p>
      <text:p text:style-name="P43">,'*****'];</text:p>
      <text:p text:style-name="P43"/>
      <text:p text:style-name="P43">a.map(e=&gt;console.log(e));</text:p>
      <text:p text:style-name="P43"/>
      <text:p text:style-name="P43"/>
      <text:p text:style-name="P53"/>
      <text:p text:style-name="P53"/>
      <text:p text:style-name="P53"/>
      <text:p text:style-name="P53"/>
      <text:list xml:id="list170733799763439" text:continue-numbering="true" text:style-name="L4">
        <text:list-item>
          <text:p text:style-name="P102"><text:bookmark text:name="fe84"/>Calculate electricity bill?<text:line-break/>For example, a consumer consumes 100 watts per hour daily for one month. Calculate the total energy bill of that consumer if per unit rate is 10?</text:p>
        </text:list-item>
      </text:list>
      <text:p text:style-name="P49"><text:span text:style-name="T57">Ans:</text:span><text:span text:style-name="T56"> </text:span><text:span text:style-name="T26">const readline = require("readline");</text:span></text:p>
      <text:p text:style-name="P51"><text:s text:c="7"/>const inp = readline.createInterface({</text:p>
      <text:p text:style-name="P78"><text:soft-page-break/><text:s text:c="2"/>input: process.stdin</text:p>
      <text:p text:style-name="P78">});</text:p>
      <text:p text:style-name="P78">const userInput = [];</text:p>
      <text:p text:style-name="P78">inp.on("line", (data) =&gt; {</text:p>
      <text:p text:style-name="P82"><text:s text:c="2"/>userInput.push(data);</text:p>
      <text:p text:style-name="P82">});</text:p>
      <text:p text:style-name="P82">inp.on("close", () =&gt; {</text:p>
      <text:p text:style-name="P82"><text:s/>var p = userInput[0];</text:p>
      <text:p text:style-name="P82"><text:s text:c="3"/>var t =userInput[1];</text:p>
      <text:p text:style-name="P82"><text:s text:c="3"/>var totalenergy <text:s text:c="2"/>= p * t ;</text:p>
      <text:p text:style-name="P82"><text:s text:c="3"/>var permonth = 30 * totalenergy;</text:p>
      <text:p text:style-name="P82"><text:s text:c="3"/>console.log(permonth);</text:p>
      <text:p text:style-name="P82"/>
      <text:p text:style-name="P53">});</text:p>
      <text:list xml:id="list170732969956942" text:continue-numbering="true" text:style-name="L4">
        <text:list-item>
          <text:p text:style-name="P101"><text:bookmark text:name="d5e1"/>Program To Calculate CGPA</text:p>
        </text:list-item>
      </text:list>
      <text:p text:style-name="P49"><text:span text:style-name="T57">Ans:</text:span><text:span text:style-name="T56"> </text:span><text:span text:style-name="T26">const readline = require("readline");</text:span></text:p>
      <text:p text:style-name="P51"><text:s text:c="7"/>const inp = readline.createInterface({</text:p>
      <text:p text:style-name="P78"><text:s text:c="2"/>input: process.stdin</text:p>
      <text:p text:style-name="P78">});</text:p>
      <text:p text:style-name="P78">const userInput = [];</text:p>
      <text:p text:style-name="P78">inp.on("line", (data) =&gt; {</text:p>
      <text:p text:style-name="P82"><text:s text:c="2"/>userInput.push(data);</text:p>
      <text:p text:style-name="P82">});</text:p>
      <text:p text:style-name="P82">inp.on("close", () =&gt; {</text:p>
      <text:p text:style-name="P82">English = 9.1 <text:s/></text:p>
      <text:p text:style-name="P82"><text:s/>Hindi = 8.5 <text:s/></text:p>
      <text:p text:style-name="P82">Maths = 9.5 <text:s/></text:p>
      <text:p text:style-name="P82">Science =9.6; <text:s/></text:p>
      <text:p text:style-name="P82">SocialStudy = 8.6 <text:s/></text:p>
      <text:p text:style-name="P82">CGPA = (9.1+8.5+9.5+9.6+8.6)/(5.0) <text:s/></text:p>
      <text:p text:style-name="P82"><text:soft-page-break/>CGPAper = 9.5 * (CGPA) <text:s/></text:p>
      <text:p text:style-name="P82">console.log(CGPAper);</text:p>
      <text:p text:style-name="P53">});</text:p>
      <text:p text:style-name="P53"/>
      <text:p text:style-name="P53"/>
      <text:p text:style-name="P53"/>
      <text:p text:style-name="P53"/>
      <text:p text:style-name="P53"/>
      <text:p text:style-name="P53"/>
      <text:h text:style-name="P35" text:outline-level="1"><text:bookmark text:name="6f40"/><text:span text:style-name="T53">T</text:span><text:span text:style-name="T61">ask 3: Simple Programs todo for Condition , Looping and Arrays</text:span></text:h>
      <text:p text:style-name="P54"/>
      <text:p text:style-name="P69"><text:span text:style-name="T16">1.</text:span><text:bookmark text:name="d80d"/><text:span text:style-name="T9">Write a loop that makes seven calls to </text:span><text:span text:style-name="Source_20_Text"><text:span text:style-name="T53">console.log </text:span></text:span><text:span text:style-name="T9">to output the following triangle:</text:span></text:p>
      <text:p text:style-name="Preformatted_20_Text"><text:bookmark text:name="9b2f"/>#</text:p>
      <text:p text:style-name="Preformatted_20_Text">##</text:p>
      <text:p text:style-name="Preformatted_20_Text">###</text:p>
      <text:p text:style-name="Preformatted_20_Text">####</text:p>
      <text:p text:style-name="Preformatted_20_Text">#####</text:p>
      <text:p text:style-name="Preformatted_20_Text">######</text:p>
      <text:p text:style-name="Preformatted_20_Text">#######</text:p>
      <text:p text:style-name="P69"><text:span text:style-name="T15">Ans: </text:span><text:span text:style-name="T12">const readline = require("readline");</text:span></text:p>
      <text:p text:style-name="P52">const inp = readline.createInterface({</text:p>
      <text:p text:style-name="P52"><text:s text:c="2"/>input: process.stdin</text:p>
      <text:p text:style-name="P52">});</text:p>
      <text:p text:style-name="P52">const userInput = [];</text:p>
      <text:p text:style-name="P52">inp.on("line", (data) =&gt; {</text:p>
      <text:p text:style-name="P52"><text:s text:c="2"/>userInput.push(data);</text:p>
      <text:p text:style-name="P52">});</text:p>
      <text:p text:style-name="P52">inp.on("close", () =&gt; {</text:p>
      <text:p text:style-name="P52"><text:s text:c="4"/>var a = userInput[0];</text:p>
      <text:p text:style-name="P52"><text:s text:c="4"/>let string = "";</text:p>
      <text:p text:style-name="P52"><text:s text:c="4"/>for (let i = 0; i &lt; userInput; i++) {</text:p>
      <text:p text:style-name="P52"><text:soft-page-break/><text:s text:c="6"/>for (let j = 0; j &lt;= i; j++) {</text:p>
      <text:p text:style-name="P52"><text:s text:c="8"/>string += "#";</text:p>
      <text:p text:style-name="P52"><text:s text:c="6"/>}</text:p>
      <text:p text:style-name="P52"><text:s text:c="6"/>string += "\n";</text:p>
      <text:p text:style-name="P52"><text:s text:c="4"/>}</text:p>
      <text:p text:style-name="P52"><text:s text:c="2"/>console.log(string);</text:p>
      <text:p text:style-name="P52"><text:s text:c="3"/></text:p>
      <text:p text:style-name="P52">});</text:p>
      <text:p text:style-name="P52"/>
      <text:p text:style-name="P37"><text:bookmark text:name="ef61"/><text:span text:style-name="T53">2. Iter</text:span><text:bookmark text:name="rmm"/><text:span text:style-name="T53">ate through the string array and print it contents</text:span></text:p>
      <text:p text:style-name="P60"/>
      <text:p text:style-name="P16"><text:bookmark text:name="5c49"/><text:span text:style-name="T19"><text:s text:c="5"/></text:span><text:s/>var strArray= ["&lt;option&gt;Jazz&lt;/option&gt;",</text:p>
      <text:p text:style-name="P16"><text:s text:c="6"/>,"&lt;option&gt;Blues&lt;/option&gt;",</text:p>
      <text:p text:style-name="P16"><text:s text:c="6"/>,"&lt;option&gt;New Age&lt;/option&gt;",</text:p>
      <text:p text:style-name="P16"><text:s text:c="6"/>,"&lt;option&gt;Classical&lt;/option&gt;",</text:p>
      <text:p text:style-name="P16"><text:s text:c="6"/>,"&lt;option&gt;Opera&lt;/option&gt;"]</text:p>
      <text:p text:style-name="P16"/>
      <text:p text:style-name="P18">Ans : var strArray= <text:s text:c="2"/>["&lt;option&gt;Jazz&lt;/option&gt;","&lt;option&gt;Blues&lt;/option&gt;","&lt;option&gt;New Age&lt;/option&gt;","&lt;option&gt;Classical&lt;/option&gt;","&lt;option&gt;Opera&lt;/option&gt;"];</text:p>
      <text:p text:style-name="P18"><text:s text:c="6"/>console.log(strArray.length);</text:p>
      <text:p text:style-name="P18"><text:s text:c="6"/>console.log(strArray);</text:p>
      <text:p text:style-name="P18"><text:s text:c="6"/>for(var i =0;i&lt;strArray.length;i++) {</text:p>
      <text:p text:style-name="P18"><text:s text:c="8"/>console.log(strArray[i]);</text:p>
      <text:p text:style-name="P18"><text:s text:c="6"/>}</text:p>
      <text:p text:style-name="P18"/>
      <text:p text:style-name="P26"/>
      <text:p text:style-name="P27"><text:s text:c="2"/></text:p>
      <text:p text:style-name="P24"><text:span text:style-name="T74"><text:s/></text:span><text:span text:style-name="T73">Q </text:span><text:span text:style-name="T17">write a code to count the elements in the array . Don’t use length property</text:span></text:p>
      <text:p text:style-name="P19"><text:s text:c="2"/><text:span text:style-name="T75">Ans : </text:span><text:s/>var arr = [1,23,4,5,6];</text:p>
      <text:p text:style-name="P19">var count = 0;</text:p>
      <text:p text:style-name="P19">arr.map((e)=&gt; {</text:p>
      <text:p text:style-name="P19"><text:s text:c="4"/>count ++</text:p>
      <text:p text:style-name="P19">})</text:p>
      <text:p text:style-name="P19"><text:s/>console.log(count);</text:p>
      <text:p text:style-name="P19"/>
      <text:p text:style-name="P25"><text:soft-page-break/><text:span text:style-name="T25">Q . </text:span><text:span text:style-name="T7">Declare an empty array;</text:span></text:p>
      <text:p text:style-name="P19"/>
      <text:p text:style-name="P22"><text:s/><text:span text:style-name="T75">Ans : </text:span>var ar = [];</text:p>
      <text:p text:style-name="P20"/>
      <text:p text:style-name="P20"/>
      <text:p text:style-name="P20"/>
      <text:p text:style-name="P25"><text:span text:style-name="T25">Q </text:span><text:bookmark text:name="9a38"/><text:span text:style-name="T10">Create an array called foods holds the names of your top 20 favorite foods, starting with the best food.</text:span></text:p>
      <text:p text:style-name="Text_20_body"><text:line-break/><text:span text:style-name="T28">Ans : </text:span><text:span text:style-name="T29">var ar = [ "coconut oil", "green tea", "mustard", "olive oil", "almonds", "apples", "chickpeas", "dried plums", "prunes", "leafy", "greens", "lentils", "peanut butter", "pistachios", "raisins", "yogurt", "eggs", "cod", "rye", "tofu"];</text:span></text:p>
      <text:p text:style-name="P20">console.log(ar);</text:p>
      <text:p text:style-name="P28"/>
      <text:p text:style-name="P23"><text:span text:style-name="T75">Q </text:span><text:span text:style-name="T18">Foods variable holds the names of your top 20 favorite foods, starting with the best food. How can you find your fifth favorite food?</text:span></text:p>
      <text:p text:style-name="P20"/>
      <text:p text:style-name="P20"><text:span text:style-name="T75">Ans: </text:span>var ar = [ "coconut oil", "green tea", "mustard", "olive oil", "almonds", "apples", "chickpeas", "dried plums", "prunes", "leafy", "greens", "lentils", "peanut butter", "pistachios", "raisins", "yogurt", "eggs", "cod", "rye", "tofu"];</text:p>
      <text:p text:style-name="P20">console.log(ar[5]);</text:p>
      <text:p text:style-name="P20"/>
      <text:p text:style-name="P28"/>
      <text:p text:style-name="P28"><text:span text:style-name="T8">Q. </text:span><text:span text:style-name="T7">Find the length of your foods array</text:span><text:line-break/></text:p>
      <text:p text:style-name="P28"/>
      <text:p text:style-name="P20"><text:span text:style-name="T75">Ans :</text:span>var arr = [ "coconut oil", "green tea", "mustard", "olive oil", "almonds", "apples", "chickpeas", "dried plums", "prunes", "leafy", "greens", "lentils", "peanut butter", "pistachios", "raisins", "yogurt", "eggs", "cod", "rye", "tofu"];</text:p>
      <text:p text:style-name="P20">console.log(arr.length);</text:p>
      <text:p text:style-name="P20"/>
      <text:p text:style-name="P28"/>
      <text:p text:style-name="P28"/>
      <text:p text:style-name="P23"><text:span text:style-name="T75">Q . </text:span><text:span text:style-name="T18">Starting from the existing friends variable below, change the element that is currently “Mari” to “Munnabai”.</text:span></text:p>
      <text:p text:style-name="P30">Ans: </text:p>
      <text:p text:style-name="P20">let friends = [</text:p>
      <text:p text:style-name="P20">"Mari",</text:p>
      <text:p text:style-name="P20">"MaryJane",</text:p>
      <text:p text:style-name="P20">"CaptianAmerica",</text:p>
      <text:p text:style-name="P20"><text:soft-page-break/>"Munnabai",</text:p>
      <text:p text:style-name="P20">"Jeff",</text:p>
      <text:p text:style-name="P20">"AAK chandran"</text:p>
      <text:p text:style-name="P20">];</text:p>
      <text:p text:style-name="P21"><text:s/></text:p>
      <text:p text:style-name="P21">function dataHandling(input){</text:p>
      <text:p text:style-name="P21">for (var i = 0; i &lt; input.length; i++) {</text:p>
      <text:p text:style-name="P21"><text:s text:c="6"/>input[0] = "Munnabai";</text:p>
      <text:p text:style-name="P21">}</text:p>
      <text:p text:style-name="P21">}</text:p>
      <text:p text:style-name="P21">dataHandling(friends);</text:p>
      <text:p text:style-name="P21">console.log(friends); <text:s/></text:p>
      <text:p text:style-name="P44"/>
      <text:p text:style-name="P64"><text:span text:style-name="T41">Q. </text:span><text:bookmark text:name="1742"/><text:span text:style-name="T65">Starting from the friends variable below, Loop and Print the names till you meet CaptianAmerica.</text:span></text:p>
      <text:p text:style-name="Text_20_body"><text:line-break/><text:span text:style-name="T75">Ans : </text:span><text:span text:style-name="T13">const friends = [</text:span></text:p>
      <text:p text:style-name="P44">"Mari",</text:p>
      <text:p text:style-name="P44">"MaryJane",</text:p>
      <text:p text:style-name="P44">"CaptianAmerica",</text:p>
      <text:p text:style-name="P44">"Munnabai",</text:p>
      <text:p text:style-name="P44">"Jeff",</text:p>
      <text:p text:style-name="P44">"AAK chandran"</text:p>
      <text:p text:style-name="P44">];</text:p>
      <text:p text:style-name="P44">function dataHandling(input){</text:p>
      <text:p text:style-name="P44">for (var i = 0; i &lt; input.length; i++) {</text:p>
      <text:p text:style-name="P44"><text:s text:c="3"/>if(input[i] == "CaptianAmerica")</text:p>
      <text:p text:style-name="P44"><text:s text:c="7"/>break;</text:p>
      <text:p text:style-name="P44"><text:s text:c="7"/>console.log(input[i]);</text:p>
      <text:p text:style-name="P44"><text:s text:c="3"/></text:p>
      <text:p text:style-name="P44">}</text:p>
      <text:p text:style-name="P44">}</text:p>
      <text:p text:style-name="P44">dataHandling(friends);</text:p>
      <text:p text:style-name="P44"/>
      <text:p text:style-name="P44"><text:soft-page-break/></text:p>
      <text:p text:style-name="P64"><text:span text:style-name="T41">Q</text:span><text:bookmark text:name="df77"/><text:span text:style-name="T41"> </text:span><text:span text:style-name="T65">Find the person is ur friend or not.</text:span></text:p>
      <text:p text:style-name="Text_20_body"><text:line-break/></text:p>
      <text:p text:style-name="P44"/>
      <text:p text:style-name="P44"><text:span text:style-name="T75">Ans: </text:span>const friends = [</text:p>
      <text:p text:style-name="P44">"Mari",</text:p>
      <text:p text:style-name="P44">"MaryJane",</text:p>
      <text:p text:style-name="P44">"CaptianAmerica",</text:p>
      <text:p text:style-name="P44">"Munnabai",</text:p>
      <text:p text:style-name="P44">"Jeff",</text:p>
      <text:p text:style-name="P44">"AAK chandran"</text:p>
      <text:p text:style-name="P44">];</text:p>
      <text:p text:style-name="P44">function dataHandling(input, name){</text:p>
      <text:p text:style-name="P44"><text:s/>var status = 'Absent'; <text:s/></text:p>
      <text:p text:style-name="P44"><text:s text:c="2"/></text:p>
      <text:p text:style-name="P44"><text:s text:c="2"/>for(var i=0; i&lt;input.length; i++) <text:s/></text:p>
      <text:p text:style-name="P44">{ <text:s/></text:p>
      <text:p text:style-name="P44"><text:s text:c="4"/>var name1 = input[i]; <text:s/></text:p>
      <text:p text:style-name="P44"><text:s text:c="4"/>if(name1 == name){ <text:s/></text:p>
      <text:p text:style-name="P44"><text:s text:c="6"/>status = 'Present'; <text:s/></text:p>
      <text:p text:style-name="P44"><text:s text:c="6"/>break; <text:s/></text:p>
      <text:p text:style-name="P44"><text:s text:c="4"/>} <text:s/></text:p>
      <text:p text:style-name="P44"><text:s text:c="2"/>} <text:s/></text:p>
      <text:p text:style-name="P44"><text:s text:c="2"/>return status;</text:p>
      <text:p text:style-name="P44">}</text:p>
      <text:p text:style-name="P44">let fo<text:span text:style-name="T62">u</text:span>nd = dataHandling(friends,"Jeff");</text:p>
      <text:p text:style-name="P44">console.log(found);</text:p>
      <text:p text:style-name="P65"><text:span text:style-name="T42"><text:s/></text:span><text:span text:style-name="T41">Q. </text:span><text:bookmark text:name="880b"/><text:span text:style-name="T65">We have two lists of friends below. Use array methods to combine them into one alphabetically-sorted list.</text:span></text:p>
      <text:p text:style-name="Text_20_body"><text:soft-page-break/><text:line-break/><text:span text:style-name="T13">var friends1 = [</text:span></text:p>
      <text:p text:style-name="P44">"Mari",</text:p>
      <text:p text:style-name="P44">"MaryJane",</text:p>
      <text:p text:style-name="P44">"CaptianAmerica",</text:p>
      <text:p text:style-name="P44">"Munnabai",</text:p>
      <text:p text:style-name="P44">"Jeff",</text:p>
      <text:p text:style-name="P44">"AAK chandran"</text:p>
      <text:p text:style-name="P44">];</text:p>
      <text:p text:style-name="P44">var friends2 = [</text:p>
      <text:p text:style-name="P44">"Gabbar",</text:p>
      <text:p text:style-name="P44">"Rajinikanth",</text:p>
      <text:p text:style-name="P44">"Mass",</text:p>
      <text:p text:style-name="P44">"Spiderman",</text:p>
      <text:p text:style-name="P44">"Jeff",</text:p>
      <text:p text:style-name="P44">"ET"</text:p>
      <text:p text:style-name="P44">];</text:p>
      <text:p text:style-name="P44"/>
      <text:p text:style-name="P44">function dataHandling(a,b){</text:p>
      <text:p text:style-name="P44">var arr = [...a, ...b];</text:p>
      <text:p text:style-name="P44"><text:s text:c="4"/>return arr.<text:span text:style-name="T63">sort()</text:span>;</text:p>
      <text:p text:style-name="P44">}</text:p>
      <text:p text:style-name="P44">console.log(dataHandling(friends1 , friends2));</text:p>
      <text:p text:style-name="P54"/>
      <text:p text:style-name="P54"/>
      <text:p text:style-name="P54"/>
      <text:p text:style-name="P54"/>
      <text:p text:style-name="P38"/>
      <text:p text:style-name="P96">var friends1 = [</text:p>
      <text:p text:style-name="P54"><text:s/>'Mari',</text:p>
      <text:p text:style-name="P54"><text:soft-page-break/><text:s text:c="2"/>'MaryJane',</text:p>
      <text:p text:style-name="P54"><text:s text:c="2"/>'CaptianAmerica',</text:p>
      <text:p text:style-name="P54"><text:s text:c="2"/>'Munnabai',</text:p>
      <text:p text:style-name="P54"><text:s text:c="2"/>'Jeff',</text:p>
      <text:p text:style-name="P54"><text:s text:c="2"/>'AAK chandran',</text:p>
      <text:p text:style-name="P54"><text:s text:c="2"/>'Gabbar',</text:p>
      <text:p text:style-name="P54"><text:s text:c="2"/>'Rajinikanth',</text:p>
      <text:p text:style-name="P54"><text:s text:c="2"/>'Mass',</text:p>
      <text:p text:style-name="P54"><text:s text:c="2"/>'Spiderman',</text:p>
      <text:p text:style-name="P54"><text:s text:c="2"/>'Jeff',</text:p>
      <text:p text:style-name="P54"><text:s text:c="2"/>'ET' ]</text:p>
      <text:p text:style-name="P54"><text:s text:c="2"/></text:p>
      <text:p text:style-name="P55">// <text:s/><text:span text:style-name="T75">1 <text:s/></text:span><text:bookmark text:name="ad3e"/><text:span text:style-name="T65">Get the first item, the middle item and the last item of the array</text:span> </text:p>
      <text:p text:style-name="P44"><text:span text:style-name="T75">Ans : </text:span>console.log(friends1[0],friends1[5],friends1[friends1.length-1]);</text:p>
      <text:p text:style-name="P54"/>
      <text:p text:style-name="P62"><text:span text:style-name="T49">// </text:span><text:span text:style-name="T48">2 </text:span><text:span text:style-name="T65">Add your name to the end of the friends array, and add another name to beginning. </text:span><text:span text:style-name="T49"><text:s/></text:span></text:p>
      <text:p text:style-name="P44"><text:span text:style-name="T75">Ans : </text:span>friends1.unshift("sweety");</text:p>
      <text:p text:style-name="P44">friends1.push("sandeep");</text:p>
      <text:p text:style-name="P44">console.log(friends1);</text:p>
      <text:p text:style-name="P54"/>
      <text:p text:style-name="P63"><text:span text:style-name="T49">//3 <text:s/></text:span><text:span text:style-name="T65">Add Mr or Ms to the names in the friends array.</text:span></text:p>
      <text:p text:style-name="P54"><text:span text:style-name="T75">Ans: </text:span><text:s text:c="3"/><text:span text:style-name="T79"><text:s/>friends1.unshift("Mr or Ms");</text:span></text:p>
      <text:p text:style-name="P44"/>
      <text:p text:style-name="P44">console.log(friends1);</text:p>
      <text:p text:style-name="P44"/>
      <text:p text:style-name="P61"><text:span text:style-name="T51"><text:s/>// 4 <text:s/></text:span><text:span text:style-name="T67">Concat all the names the friends array and return as comma “,” seperated string.</text:span></text:p>
      <text:p text:style-name="P54"><text:soft-page-break/><text:s/><text:span text:style-name="T79">var str = " ";</text:span></text:p>
      <text:p text:style-name="P44"><text:s/>for(var i =0;i&lt;friends1.length;i++){</text:p>
      <text:p text:style-name="P44"><text:s text:c="6"/>str += <text:s/>friends1[i] + " , " ;</text:p>
      <text:p text:style-name="P44"><text:s/>}</text:p>
      <text:p text:style-name="P54"><text:s/></text:p>
      <text:p text:style-name="P44"><text:s/>console.log(str);</text:p>
      <text:p text:style-name="P54"><text:s/></text:p>
      <text:p text:style-name="P54"><text:s/></text:p>
      <text:p text:style-name="P68"><text:span text:style-name="T77"><text:s/>// <text:s/>5 <text:s/></text:span><text:span text:style-name="T76">Find the friends names who has letter ‘a’ and return the list.</text:span></text:p>
      <text:p text:style-name="P44">const startsWitha = friends1.filter((friends) =&gt; friends.match("a"));</text:p>
      <text:p text:style-name="P44">console.log(startsWitha);</text:p>
      <text:p text:style-name="P54"/>
      <text:p text:style-name="P54"/>
      <text:p text:style-name="P54"/>
      <text:p text:style-name="P62"><text:span text:style-name="T49">//</text:span><text:span text:style-name="T50">6 </text:span><text:span text:style-name="T65">Find the avg length of all the friends names. Get the individual length of the names and do the avg.</text:span></text:p>
      <text:p text:style-name="P55"><text:span text:style-name="T64"><text:s/></text:span><text:span text:style-name="T80">const startsWitha = friends1.map((e=&gt; e.length));</text:span></text:p>
      <text:p text:style-name="P44"><text:s/>console.log(startsWitha);</text:p>
      <text:p text:style-name="P45">var a = startsWitha.reduce((accumulator,e)=&gt;accumulator+e,0);</text:p>
      <text:p text:style-name="P45">var avg = a / friends1.length;</text:p>
      <text:p text:style-name="P45"/>
      <text:p text:style-name="P45">console.log(avg);</text:p>
      <text:p text:style-name="P56"/>
      <text:p text:style-name="P66"><text:span text:style-name="T38">// </text:span><text:bookmark text:name="3218"/><text:span text:style-name="T67">7. Find the names and return the list starting with letter M.</text:span></text:p>
      <text:p text:style-name="P95"><text:line-break/><text:span text:style-name="T55">Ans : <text:s/></text:span><text:span text:style-name="T14">const startsWitha = friends1.filter((friends) =&gt; friends.startsWith("M"));</text:span></text:p>
      <text:p text:style-name="P44">console.log(startsWitha);</text:p>
      <text:p text:style-name="P54"><text:soft-page-break/></text:p>
      <text:p text:style-name="P54"/>
      <text:p text:style-name="P68"><text:span text:style-name="T77">// </text:span><text:span text:style-name="T78">8 </text:span><text:span text:style-name="T76">Find the name with max characters and return the name. </text:span></text:p>
      <text:p text:style-name="P106">var friends1 = [</text:p>
      <text:p text:style-name="P106"><text:s/>'Mari',</text:p>
      <text:p text:style-name="P106"><text:s text:c="2"/>'MaryJane',</text:p>
      <text:p text:style-name="P106"><text:s text:c="2"/>'CaptianAmerica',</text:p>
      <text:p text:style-name="P106"><text:s text:c="2"/>'Munnabai',</text:p>
      <text:p text:style-name="P106"><text:s text:c="2"/>'Jeff',</text:p>
      <text:p text:style-name="P106"><text:s text:c="2"/>'AAK chandran',</text:p>
      <text:p text:style-name="P106"><text:s text:c="2"/>'Gabbar',</text:p>
      <text:p text:style-name="P106"><text:s text:c="2"/>'Rajinikanth',</text:p>
      <text:p text:style-name="P106"><text:s text:c="2"/>'Mass',</text:p>
      <text:p text:style-name="P106"><text:s text:c="2"/>'Spiderman',</text:p>
      <text:p text:style-name="P106"><text:s text:c="2"/>'Jeff',</text:p>
      <text:p text:style-name="P106"><text:s text:c="2"/>'ET' ];</text:p>
      <text:p text:style-name="P106"><text:s text:c="2"/>var f = [ ];</text:p>
      <text:p text:style-name="P106"><text:s text:c="2"/>var t = [ ];</text:p>
      <text:p text:style-name="P106"><text:s text:c="2"/>f = friends1.map(e =&gt; e.length <text:s/>);</text:p>
      <text:p text:style-name="P106"><text:s text:c="2"/>var t = Math.max(...f);</text:p>
      <text:p text:style-name="P106">var g = <text:s/>friends1.filter(e=&gt;e.length == t);</text:p>
      <text:p text:style-name="P106">console.log(...g);</text:p>
      <text:p text:style-name="P106"/>
      <text:p text:style-name="P106"/>
      <text:p text:style-name="P54"/>
      <text:p text:style-name="P57">// <text:span text:style-name="T81">9 </text:span><text:span text:style-name="T69">Find the name with m</text:span><text:span text:style-name="T70">in </text:span><text:span text:style-name="T69"><text:s/>characters and return the name. </text:span></text:p>
      <text:p text:style-name="P107">var friends1 = [</text:p>
      <text:p text:style-name="P107"><text:s/>'Mari',</text:p>
      <text:p text:style-name="P107"><text:soft-page-break/><text:s text:c="2"/>'MaryJane',</text:p>
      <text:p text:style-name="P107"><text:s text:c="2"/>'CaptianAmerica',</text:p>
      <text:p text:style-name="P107"><text:s text:c="2"/>'Munnabai',</text:p>
      <text:p text:style-name="P107"><text:s text:c="2"/>'Jeff',</text:p>
      <text:p text:style-name="P107"><text:s text:c="2"/>'AAK chandran',</text:p>
      <text:p text:style-name="P107"><text:s text:c="2"/>'Gabbar',</text:p>
      <text:p text:style-name="P107"><text:s text:c="2"/>'Rajinikanth',</text:p>
      <text:p text:style-name="P107"><text:s text:c="2"/>'Mass',</text:p>
      <text:p text:style-name="P107"><text:s text:c="2"/>'Spiderman',</text:p>
      <text:p text:style-name="P107"><text:s text:c="2"/>'Jeff',</text:p>
      <text:p text:style-name="P107"><text:s text:c="2"/>'ET' ];</text:p>
      <text:p text:style-name="P107"><text:s text:c="2"/>var f = [ ];</text:p>
      <text:p text:style-name="P107"><text:s text:c="2"/>var t = [ ];</text:p>
      <text:p text:style-name="P107"><text:s text:c="2"/>f = friends1.map(e =&gt; e.length <text:s/>);</text:p>
      <text:p text:style-name="P46"><text:span text:style-name="T69"><text:s/>var t = Math.</text:span><text:span text:style-name="T71">min</text:span><text:span text:style-name="T69">(...f);</text:span></text:p>
      <text:p text:style-name="P107">var g = <text:s/>friends1.filter(e=&gt;e.length == t);</text:p>
      <text:p text:style-name="P107">console.log(...g);</text:p>
      <text:p text:style-name="P109"/>
      <text:p text:style-name="P108"/>
      <text:p text:style-name="P67"><text:span text:style-name="T40">Q .</text:span><text:bookmark text:name="a92b"/><text:span text:style-name="T67">Find the average in the array below.<text:line-break/>Make sure you add only the numbers and do avg.</text:span></text:p>
      <text:p text:style-name="P33"><text:bookmark text:name="4231"/>const friendsInfo = [6, 12, ‘Mari’, 1, true, ‘Munnabai’, ‘200’, ‘CaptianAmerica’, 8, 10];</text:p>
      <text:p text:style-name="P58"/>
      <text:p text:style-name="P44"><text:span text:style-name="T81">Ans : </text:span>const friendsInfo = [6, 12, 'Mari', 1, true, 'Munnabai', '200', 'CaptianAmerica', 8, 10];</text:p>
      <text:p text:style-name="P44"/>
      <text:p text:style-name="P44">var sum = 0;</text:p>
      <text:p text:style-name="P44">for(var i =0;i&lt;friendsInfo.length;i++){</text:p>
      <text:p text:style-name="P44"><text:s text:c="5"/>if(typeof(friendsInfo[i]) === "number"){</text:p>
      <text:p text:style-name="P44"><text:soft-page-break/><text:s text:c="9"/>sum += friendsInfo[i];</text:p>
      <text:p text:style-name="P44"><text:s text:c="6"/>}</text:p>
      <text:p text:style-name="P44">}</text:p>
      <text:p text:style-name="P44">console.log(sum);</text:p>
      <text:p text:style-name="P54"><text:s/></text:p>
      <text:p text:style-name="P54"/>
      <text:p text:style-name="P67"><text:span text:style-name="T38">//</text:span><text:span text:style-name="T39">9 <text:s/></text:span><text:bookmark text:name="43a7"/><text:span text:style-name="T68">Print the contents of the input variable</text:span></text:p>
      <text:p text:style-name="P33"><text:bookmark text:name="51291"/>var input = [<text:line-break/>[“0001”, “Roman Alamsyah”, “Bandar Lampung”, “21/05/1989”, “Membaca”],<text:line-break/>[“0002”, “Dika Sembiring”, “Medan”, “10/10/1992”, “Bermain Gitar”],<text:line-break/>[“0003”, “Winona”, “Ambon”, “25/12/1965”, “Memasak”],<text:line-break/>[“0004”, “Bintang Senjaya”, “Martapura”, “6/4/1970”, “Berkebun”]<text:line-break/>]</text:p>
      <text:p text:style-name="P59"/>
      <text:p text:style-name="P39">Ans : </text:p>
      <text:p text:style-name="P31"><text:bookmark text:name="3281"/>function dataHandling(input){<text:line-break/>for (var i = 0; i &lt; input.length; i++) {<text:line-break/> <text:s text:c="3"/><text:span text:style-name="T72">console.log(input[i]);</text:span></text:p>
      <text:p text:style-name="P31"><text:bookmark text:name="03bb"/>} <text:s/><text:line-break/>}</text:p>
      <text:p text:style-name="P31"><text:bookmark text:name="5f5b"/>dataHandling(input);</text:p>
      <text:p text:style-name="P33"><text:bookmark text:name="1461"/>// Write out an object literal to represent the data below.</text:p>
      <text:p text:style-name="P31"><text:bookmark text:name="9ad9"/><text:s text:c="2"/>Guvi, Geek, 6, IIT-M RP,Chennai.</text:p>
      <text:p text:style-name="P32"><text:soft-page-break/>Ans :</text:p>
      <text:p text:style-name="P32">var obj = {</text:p>
      <text:p text:style-name="P32">name: <text:tab/>Guvi,</text:p>
      <text:p text:style-name="P32">name2: Geek,</text:p>
      <text:p text:style-name="P32">Place: IIT-M RP</text:p>
      <text:p text:style-name="P32">Place2: Chennai</text:p>
      <text:p text:style-name="P32">}</text:p>
      <text:p text:style-name="Text_20_body"><text:line-break/><text:span text:style-name="T22">OBJECT</text:span></text:p>
      <text:p text:style-name="P67"><text:span text:style-name="T40">Q </text:span><text:bookmark text:name="ab47"/><text:span text:style-name="T66">What the output</text:span></text:p>
      <text:p text:style-name="P110"/>
      <text:p text:style-name="P110"/>
      <text:p text:style-name="P29"><text:bookmark text:name="2683"/>myobject = {1:one,”11":1,”name”:”arun”}<text:bookmark text:name="87ba"/>console.log(myobject.11); </text:p>
      <text:p text:style-name="P29">console.log(myobject.name);</text:p>
      <text:p text:style-name="P34"><text:bookmark text:name="5a33"/>Add a new key value pair to myobject<text:line-break/>key : ten<text:line-break/>value : ten</text:p>
      <text:p text:style-name="P93"><text:span text:style-name="T81">Ans :</text:span><text:span text:style-name="T30"> </text:span><text:span text:style-name="T27">myobject = {1:"one","11":1,"name":"arun"}</text:span></text:p>
      <text:p text:style-name="P94"><text:s/>console.log(myobject[11]); </text:p>
      <text:p text:style-name="P94">console.log(myobject.name);</text:p>
      <text:p text:style-name="P94">console.log(myobject[1]);</text:p>
      <text:p text:style-name="P94">myobject.ten = "Ten";</text:p>
      <text:p text:style-name="P93"><text:span text:style-name="T27">console.log(myobject);</text:span><text:line-break/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ucida Grande" svg:font-family="'Lucida Grande', Tahoma, Verdana, sans-serif"/>
    <style:font-face style:name="charter" svg:font-family="charter, Georgia, Cambria, 'Times New Roman', Times, serif"/>
    <style:font-face style:name="sohne" svg:font-family="sohne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6T14:04:15.194732976</meta:creation-date>
    <dc:date>2021-08-20T17:07:32.074750376</dc:date>
    <meta:editing-duration>PT7H10M52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27" meta:paragraph-count="671" meta:word-count="2497" meta:character-count="17816" meta:non-whitespace-character-count="14846"/>
  </office:meta>
</office:document-meta>
</file>